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Calibri" svg:font-family="Calibri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7"/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1" style:family="table-cell" style:parent-style-name="V_237_rgula" style:data-style-name="N35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V_237_rgula" style:data-style-name="N35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V_237_rgula" style:data-style-name="N35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V_237_rgula" style:data-style-name="N35">
      <style:table-cell-properties fo:border-top="none" fo:border-bottom="none" fo:border-left="thin solid #000000" fo:border-right="none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V_237_rgula" style:data-style-name="N35">
      <style:table-cell-properties fo:border="thin solid #000000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V_237_rgula" style:data-style-name="N35">
      <style:table-cell-properties fo:border-top="thin solid #000000" fo:border-bottom="thin solid #000000" fo:border-left="thin solid #000000" fo:border-right="none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V_237_rgula" style:data-style-name="N35">
      <style:table-cell-properties fo:border-top="none" fo:border-bottom="none" fo:border-left="thin solid #000000" fo:border-right="thin solid #000000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V_237_rgula" style:data-style-name="N35">
      <style:table-cell-properties fo:border-top="none" fo:border-bottom="none" fo:border-left="thin solid #000000" fo:border-right="none"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V_237_rgula" style:data-style-name="N35">
      <style:table-cell-properties fo:border="thin solid #000000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V_237_rgula" style:data-style-name="N35">
      <style:table-cell-properties fo:border-top="thin solid #000000" fo:border-bottom="thin solid #000000" fo:border-left="thin solid #000000" fo:border-right="none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page" style:column-width="2.75166666666667cm"/>
    </style:style>
    <style:style style:name="co8" style:family="table-column">
      <style:table-column-properties fo:break-before="auto" style:column-width="3.254375cm" style:use-optimal-column-width="true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NHO_202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number-columns-repeated="993" table:default-cell-style-name="ce1"/>
        <table:table-column table:style-name="co11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1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20">
            <text:p>Período: Junho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7.27" table:style-name="ce21">
            <text:p><text:s/>17,27<text:s/></text:p>
          </table:table-cell>
          <table:table-cell office:value-type="float" office:value="508953.99" table:style-name="ce21">
            <text:p><text:s/>508.953,99<text:s/></text:p>
          </table:table-cell>
          <table:table-cell office:value-type="float" office:value="50639655.109999999" table:style-name="ce21">
            <text:p><text:s/>50.639.655,11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72706857.620000005" table:style-name="ce21">
            <text:p><text:s/>72.706.857,62<text:s/></text:p>
          </table:table-cell>
          <table:table-cell office:value-type="float" office:value="43528422.159999996" table:style-name="ce21">
            <text:p><text:s/>43.528.422,16<text:s/></text:p>
          </table:table-cell>
          <table:table-cell office:value-type="float" office:value="2050618.05" table:style-name="ce21">
            <text:p><text:s/>2.050.618,05<text:s/></text:p>
          </table:table-cell>
          <table:table-cell office:value-type="float" office:value="135526319.81999999" table:style-name="ce21">
            <text:p><text:s/>135.526.319,82<text:s/></text:p>
          </table:table-cell>
          <table:table-cell office:value-type="float" office:value="23459713.07" table:style-name="ce21">
            <text:p><text:s/>23.459.713,07<text:s/></text:p>
          </table:table-cell>
          <table:table-cell office:value-type="float" office:value="3724760.21" table:style-name="ce21">
            <text:p><text:s/>3.724.760,21<text:s/></text:p>
          </table:table-cell>
          <table:table-cell office:value-type="float" office:value="107225883.81999999" table:style-name="ce21">
            <text:p><text:s/>107.225.883,82<text:s/></text:p>
          </table:table-cell>
          <table:table-cell office:value-type="float" office:value="77865.62" table:style-name="ce21">
            <text:p><text:s/>77.865,62<text:s/></text:p>
          </table:table-cell>
          <table:table-cell office:value-type="float" office:value="2750880.57" table:style-name="ce21">
            <text:p><text:s/>2.750.880,57<text:s/></text:p>
          </table:table-cell>
          <table:table-cell office:value-type="float" office:value="6595132.4400000004" table:style-name="ce21">
            <text:p><text:s/>6.595.132,44<text:s/></text:p>
          </table:table-cell>
          <table:table-cell office:value-type="float" office:value="3507996.25" table:style-name="ce21">
            <text:p><text:s/>3.507.996,25<text:s/></text:p>
          </table:table-cell>
          <table:table-cell office:value-type="float" office:value="64468551.060000002" table:style-name="ce21">
            <text:p><text:s/>64.468.551,06<text:s/></text:p>
          </table:table-cell>
          <table:table-cell office:value-type="float" office:value="1649.67" table:style-name="ce21">
            <text:p><text:s/>1.649,67<text:s/></text:p>
          </table:table-cell>
          <table:table-cell office:value-type="float" office:value="245458070.33000001" table:style-name="ce21">
            <text:p><text:s/>245.458.070,33<text:s/></text:p>
          </table:table-cell>
          <table:table-cell office:value-type="float" office:value="151131448.83000001" table:style-name="ce21">
            <text:p><text:s/>151.131.448,83<text:s/></text:p>
          </table:table-cell>
          <table:table-cell office:value-type="float" office:value="1780422.32" table:style-name="ce21">
            <text:p><text:s/>1.780.422,32<text:s/></text:p>
          </table:table-cell>
          <table:table-cell office:value-type="float" office:value="32933.68" table:style-name="ce21">
            <text:p><text:s/>32.933,68<text:s/></text:p>
          </table:table-cell>
          <table:table-cell office:value-type="float" office:value="14918.82" table:style-name="ce21">
            <text:p><text:s/>14.918,82<text:s/></text:p>
          </table:table-cell>
          <table:table-cell office:value-type="float" office:value="90367065.049999997" table:style-name="ce21">
            <text:p><text:s/>90.367.065,05<text:s/></text:p>
          </table:table-cell>
          <table:table-cell office:value-type="float" office:value="386517779.31999999" table:style-name="ce21">
            <text:p><text:s/>386.517.779,32<text:s/></text:p>
          </table:table-cell>
          <table:table-cell office:value-type="float" office:value="7.1" table:style-name="ce21">
            <text:p><text:s/>7,10<text:s/></text:p>
          </table:table-cell>
          <table:table-cell office:value-type="float" office:value="1498396074.3" table:style-name="ce21">
            <text:p><text:s/>1.498.396.074,30<text:s/></text:p>
          </table:table-cell>
          <table:table-cell office:value-type="float" office:value="1.5" table:style-name="ce21">
            <text:p><text:s/>1,50<text:s/></text:p>
          </table:table-cell>
          <table:table-cell office:value-type="float" office:value="2890471997.9799995" table:style-name="ce22">
            <text:p><text:s/>2.890.471.997,9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1580.75" table:style-name="ce23">
            <text:p><text:s/>1.580,75<text:s/></text:p>
          </table:table-cell>
          <table:table-cell office:value-type="float" office:value="-2.4300000000000002" table:style-name="ce23">
            <text:p>-2,43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150.53" table:style-name="ce23">
            <text:p><text:s/>150,53<text:s/></text:p>
          </table:table-cell>
          <table:table-cell office:value-type="float" office:value="-18.11" table:style-name="ce23">
            <text:p>-18,11<text:s/></text:p>
          </table:table-cell>
          <table:table-cell office:value-type="float" office:value="1086.1600000000001" table:style-name="ce23">
            <text:p><text:s/>1.086,16<text:s/></text:p>
          </table:table-cell>
          <table:table-cell office:value-type="float" office:value="-18.41" table:style-name="ce23">
            <text:p>-18,41<text:s/></text:p>
          </table:table-cell>
          <table:table-cell office:value-type="float" office:value="10.25" table:style-name="ce23">
            <text:p><text:s/>10,25<text:s/></text:p>
          </table:table-cell>
          <table:table-cell office:value-type="float" office:value="7332.66" table:style-name="ce23">
            <text:p><text:s/>7.332,66<text:s/></text:p>
          </table:table-cell>
          <table:table-cell office:value-type="float" office:value="8433.69" table:style-name="ce23">
            <text:p><text:s/>8.433,69<text:s/></text:p>
          </table:table-cell>
          <table:table-cell office:value-type="float" office:value="-53.85" table:style-name="ce23">
            <text:p>-53,85<text:s/></text:p>
          </table:table-cell>
          <table:table-cell office:value-type="float" office:value="1028.9000000000001" table:style-name="ce23">
            <text:p><text:s/>1.028,90<text:s/></text:p>
          </table:table-cell>
          <table:table-cell office:value-type="float" office:value="573.35" table:style-name="ce23">
            <text:p><text:s/>573,35<text:s/></text:p>
          </table:table-cell>
          <table:table-cell office:value-type="float" office:value="-42.25" table:style-name="ce23">
            <text:p>-42,25<text:s/></text:p>
          </table:table-cell>
          <table:table-cell office:value-type="float" office:value="4582.12" table:style-name="ce23">
            <text:p><text:s/>4.582,12<text:s/></text:p>
          </table:table-cell>
          <table:table-cell office:value-type="float" office:value="-2.0299999999999998" table:style-name="ce23">
            <text:p>-2,03<text:s/></text:p>
          </table:table-cell>
          <table:table-cell office:value-type="float" office:value="2303.11" table:style-name="ce23">
            <text:p><text:s/>2.303,11<text:s/></text:p>
          </table:table-cell>
          <table:table-cell office:value-type="float" office:value="-348.64" table:style-name="ce23">
            <text:p>-348,64<text:s/></text:p>
          </table:table-cell>
          <table:table-cell office:value-type="float" office:value="-11.8" table:style-name="ce23">
            <text:p>-11,80<text:s/></text:p>
          </table:table-cell>
          <table:table-cell office:value-type="float" office:value="-26.84" table:style-name="ce23">
            <text:p>-26,84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44829.279999999999" table:style-name="ce23">
            <text:p><text:s/>44.829,28<text:s/></text:p>
          </table:table-cell>
          <table:table-cell office:value-type="float" office:value="-1629.84" table:style-name="ce23">
            <text:p>-1.629,84<text:s/></text:p>
          </table:table-cell>
          <table:table-cell office:value-type="float" office:value="-1.34" table:style-name="ce23">
            <text:p>-1,34<text:s/></text:p>
          </table:table-cell>
          <table:table-cell office:value-type="float" office:value="833427.06" table:style-name="ce23">
            <text:p><text:s/>833.427,06<text:s/></text:p>
          </table:table-cell>
          <table:table-cell office:value-type="float" office:value="-0.28000000000000003" table:style-name="ce23">
            <text:p>-0,28<text:s/></text:p>
          </table:table-cell>
          <table:table-cell office:value-type="float" office:value="903182.04" table:style-name="ce24">
            <text:p><text:s/>903.182,0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42792.35" table:style-name="ce23">
            <text:p><text:s/>42.792,35<text:s/></text:p>
          </table:table-cell>
          <table:table-cell office:value-type="float" office:value="3774523.03" table:style-name="ce23">
            <text:p><text:s/>3.774.523,03<text:s/></text:p>
          </table:table-cell>
          <table:table-cell office:value-type="float" office:value="9081862.5" table:style-name="ce23">
            <text:p><text:s/>9.081.862,50<text:s/></text:p>
          </table:table-cell>
          <table:table-cell office:value-type="float" office:value="137088.21" table:style-name="ce23">
            <text:p><text:s/>137.088,21<text:s/></text:p>
          </table:table-cell>
          <table:table-cell office:value-type="float" office:value="95330306.780000001" table:style-name="ce23">
            <text:p><text:s/>95.330.306,78<text:s/></text:p>
          </table:table-cell>
          <table:table-cell office:value-type="float" office:value="34303287.380000003" table:style-name="ce23">
            <text:p><text:s/>34.303.287,38<text:s/></text:p>
          </table:table-cell>
          <table:table-cell office:value-type="float" office:value="6521160.3700000001" table:style-name="ce23">
            <text:p><text:s/>6.521.160,37<text:s/></text:p>
          </table:table-cell>
          <table:table-cell office:value-type="float" office:value="258619461.47999999" table:style-name="ce23">
            <text:p><text:s/>258.619.461,48<text:s/></text:p>
          </table:table-cell>
          <table:table-cell office:value-type="float" office:value="33928180.93" table:style-name="ce23">
            <text:p><text:s/>33.928.180,93<text:s/></text:p>
          </table:table-cell>
          <table:table-cell office:value-type="float" office:value="3651983.93" table:style-name="ce23">
            <text:p><text:s/>3.651.983,93<text:s/></text:p>
          </table:table-cell>
          <table:table-cell office:value-type="float" office:value="496019663.97000003" table:style-name="ce23">
            <text:p><text:s/>496.019.663,97<text:s/></text:p>
          </table:table-cell>
          <table:table-cell office:value-type="float" office:value="3689569.14" table:style-name="ce23">
            <text:p><text:s/>3.689.569,14<text:s/></text:p>
          </table:table-cell>
          <table:table-cell office:value-type="float" office:value="8935977.9499999993" table:style-name="ce23">
            <text:p><text:s/>8.935.977,95<text:s/></text:p>
          </table:table-cell>
          <table:table-cell office:value-type="float" office:value="10155320.890000001" table:style-name="ce23">
            <text:p><text:s/>10.155.320,89<text:s/></text:p>
          </table:table-cell>
          <table:table-cell office:value-type="float" office:value="6883740.2699999996" table:style-name="ce23">
            <text:p><text:s/>6.883.740,27<text:s/></text:p>
          </table:table-cell>
          <table:table-cell office:value-type="float" office:value="93618567.219999999" table:style-name="ce23">
            <text:p><text:s/>93.618.567,22<text:s/></text:p>
          </table:table-cell>
          <table:table-cell office:value-type="float" office:value="2525296.33" table:style-name="ce23">
            <text:p><text:s/>2.525.296,33<text:s/></text:p>
          </table:table-cell>
          <table:table-cell office:value-type="float" office:value="216802700.71000001" table:style-name="ce23">
            <text:p><text:s/>216.802.700,71<text:s/></text:p>
          </table:table-cell>
          <table:table-cell office:value-type="float" office:value="147229727.65000001" table:style-name="ce23">
            <text:p><text:s/>147.229.727,65<text:s/></text:p>
          </table:table-cell>
          <table:table-cell office:value-type="float" office:value="3120490.05" table:style-name="ce23">
            <text:p><text:s/>3.120.490,05<text:s/></text:p>
          </table:table-cell>
          <table:table-cell office:value-type="float" office:value="6143289.96" table:style-name="ce23">
            <text:p><text:s/>6.143.289,96<text:s/></text:p>
          </table:table-cell>
          <table:table-cell office:value-type="float" office:value="38752.300000000003" table:style-name="ce23">
            <text:p><text:s/>38.752,30<text:s/></text:p>
          </table:table-cell>
          <table:table-cell office:value-type="float" office:value="340957152.36000001" table:style-name="ce23">
            <text:p><text:s/>340.957.152,36<text:s/></text:p>
          </table:table-cell>
          <table:table-cell office:value-type="float" office:value="353609873.30000001" table:style-name="ce23">
            <text:p><text:s/>353.609.873,30<text:s/></text:p>
          </table:table-cell>
          <table:table-cell office:value-type="float" office:value="5067297.26" table:style-name="ce23">
            <text:p><text:s/>5.067.297,26<text:s/></text:p>
          </table:table-cell>
          <table:table-cell office:value-type="float" office:value="1465253113.99" table:style-name="ce23">
            <text:p><text:s/>1.465.253.113,99<text:s/></text:p>
          </table:table-cell>
          <table:table-cell office:value-type="float" office:value="712257.17" table:style-name="ce23">
            <text:p><text:s/>712.257,17<text:s/></text:p>
          </table:table-cell>
          <table:table-cell office:value-type="float" office:value="3606153437.4800005" table:style-name="ce24">
            <text:p><text:s/>3.606.153.437,4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65319.77" table:style-name="ce23">
            <text:p><text:s/>65.319,77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288371889.10000002" table:style-name="ce23">
            <text:p><text:s/>288.371.889,10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177" table:style-name="ce23">
            <text:p><text:s/>177,00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1826975.98" table:style-name="ce23">
            <text:p><text:s/>1.826.975,98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320.69" table:style-name="ce23">
            <text:p><text:s/>320,69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113423096.77" table:style-name="ce23">
            <text:p><text:s/>113.423.096,77<text:s/></text:p>
          </table:table-cell>
          <table:table-cell office:value-type="float" office:value="1521.76" table:style-name="ce23">
            <text:p><text:s/>1.521,76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848495.98" table:style-name="ce23">
            <text:p><text:s/>848.495,98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404537797.05000001" table:style-name="ce24">
            <text:p><text:s/>404.537.797,0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686313.64" table:style-name="ce23">
            <text:p><text:s/>686.313,64<text:s/></text:p>
          </table:table-cell>
          <table:table-cell office:value-type="float" office:value="2812847.32" table:style-name="ce23">
            <text:p><text:s/>2.812.847,32<text:s/></text:p>
          </table:table-cell>
          <table:table-cell office:value-type="float" office:value="1741.8" table:style-name="ce23">
            <text:p><text:s/>1.741,80<text:s/></text:p>
          </table:table-cell>
          <table:table-cell office:value-type="float" office:value="9133979.9900000002" table:style-name="ce23">
            <text:p><text:s/>9.133.979,99<text:s/></text:p>
          </table:table-cell>
          <table:table-cell office:value-type="float" office:value="7537455.3600000003" table:style-name="ce23">
            <text:p><text:s/>7.537.455,36<text:s/></text:p>
          </table:table-cell>
          <table:table-cell office:value-type="float" office:value="2578577.4" table:style-name="ce23">
            <text:p><text:s/>2.578.577,40<text:s/></text:p>
          </table:table-cell>
          <table:table-cell office:value-type="float" office:value="1819406.73" table:style-name="ce23">
            <text:p><text:s/>1.819.406,73<text:s/></text:p>
          </table:table-cell>
          <table:table-cell office:value-type="float" office:value="6923080.6699999999" table:style-name="ce23">
            <text:p><text:s/>6.923.080,67<text:s/></text:p>
          </table:table-cell>
          <table:table-cell office:value-type="float" office:value="2126080.96" table:style-name="ce23">
            <text:p><text:s/>2.126.080,96<text:s/></text:p>
          </table:table-cell>
          <table:table-cell office:value-type="float" office:value="34006318.549999997" table:style-name="ce23">
            <text:p><text:s/>34.006.318,55<text:s/></text:p>
          </table:table-cell>
          <table:table-cell office:value-type="float" office:value="79768.960000000006" table:style-name="ce23">
            <text:p><text:s/>79.768,96<text:s/></text:p>
          </table:table-cell>
          <table:table-cell office:value-type="float" office:value="4597046.82" table:style-name="ce23">
            <text:p><text:s/>4.597.046,82<text:s/></text:p>
          </table:table-cell>
          <table:table-cell office:value-type="float" office:value="377543.28" table:style-name="ce23">
            <text:p><text:s/>377.543,28<text:s/></text:p>
          </table:table-cell>
          <table:table-cell office:value-type="float" office:value="3135895.74" table:style-name="ce23">
            <text:p><text:s/>3.135.895,74<text:s/></text:p>
          </table:table-cell>
          <table:table-cell office:value-type="float" office:value="26076951.52" table:style-name="ce23">
            <text:p><text:s/>26.076.951,52<text:s/></text:p>
          </table:table-cell>
          <table:table-cell office:value-type="float" office:value="1819546.71" table:style-name="ce23">
            <text:p><text:s/>1.819.546,71<text:s/></text:p>
          </table:table-cell>
          <table:table-cell office:value-type="float" office:value="7220861.0899999999" table:style-name="ce23">
            <text:p><text:s/>7.220.861,09<text:s/></text:p>
          </table:table-cell>
          <table:table-cell office:value-type="float" office:value="26275278.039999999" table:style-name="ce23">
            <text:p><text:s/>26.275.278,04<text:s/></text:p>
          </table:table-cell>
          <table:table-cell office:value-type="float" office:value="770531.25" table:style-name="ce23">
            <text:p><text:s/>770.531,25<text:s/></text:p>
          </table:table-cell>
          <table:table-cell office:value-type="float" office:value="1258.45" table:style-name="ce23">
            <text:p><text:s/>1.258,45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15890510.210000001" table:style-name="ce23">
            <text:p><text:s/>15.890.510,21<text:s/></text:p>
          </table:table-cell>
          <table:table-cell office:value-type="float" office:value="10737638.890000001" table:style-name="ce23">
            <text:p><text:s/>10.737.638,89<text:s/></text:p>
          </table:table-cell>
          <table:table-cell office:value-type="float" office:value="2142858.9900000002" table:style-name="ce23">
            <text:p><text:s/>2.142.858,99<text:s/></text:p>
          </table:table-cell>
          <table:table-cell office:value-type="float" office:value="54447063.619999997" table:style-name="ce23">
            <text:p><text:s/>54.447.063,62<text:s/></text:p>
          </table:table-cell>
          <table:table-cell office:value-type="float" office:value="225296.74" table:style-name="ce23">
            <text:p><text:s/>225.296,74<text:s/></text:p>
          </table:table-cell>
          <table:table-cell office:value-type="float" office:value="221423852.73000002" table:style-name="ce24">
            <text:p><text:s/>221.423.852,7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6544.48" table:style-name="ce23">
            <text:p><text:s/>6.544,48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6693.58" table:style-name="ce23">
            <text:p><text:s/>6.693,58<text:s/></text:p>
          </table:table-cell>
          <table:table-cell office:value-type="float" office:value="5067.97" table:style-name="ce23">
            <text:p><text:s/>5.067,97<text:s/></text:p>
          </table:table-cell>
          <table:table-cell office:value-type="float" office:value="4675556.6100000003" table:style-name="ce23">
            <text:p><text:s/>4.675.556,61<text:s/></text:p>
          </table:table-cell>
          <table:table-cell office:value-type="float" office:value="24815.360000000001" table:style-name="ce23">
            <text:p><text:s/>24.815,36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33250.239999999998" table:style-name="ce23">
            <text:p><text:s/>33.250,24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53196.24" table:style-name="ce23">
            <text:p><text:s/>53.196,24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19560452.48" table:style-name="ce23">
            <text:p><text:s/>19.560.452,48<text:s/></text:p>
          </table:table-cell>
          <table:table-cell office:value-type="float" office:value="1360431.63" table:style-name="ce23">
            <text:p><text:s/>1.360.431,63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3954.82" table:style-name="ce23">
            <text:p><text:s/>3.954,82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44114.51" table:style-name="ce23">
            <text:p><text:s/>44.114,51<text:s/></text:p>
          </table:table-cell>
          <table:table-cell office:value-type="float" office:value="17323000.34" table:style-name="ce23">
            <text:p><text:s/>17.323.000,34<text:s/></text:p>
          </table:table-cell>
          <table:table-cell office:value-type="float" office:value="4273.07" table:style-name="ce23">
            <text:p><text:s/>4.273,07<text:s/></text:p>
          </table:table-cell>
          <table:table-cell office:value-type="float" office:value="41250827.719999999" table:style-name="ce23">
            <text:p><text:s/>41.250.827,72<text:s/></text:p>
          </table:table-cell>
          <table:table-cell office:value-type="float" office:value="6018" table:style-name="ce23">
            <text:p><text:s/>6.018,00<text:s/></text:p>
          </table:table-cell>
          <table:table-cell office:value-type="float" office:value="84358197.050000012" table:style-name="ce24">
            <text:p><text:s/>84.358.197,0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918.23" table:style-name="ce23">
            <text:p><text:s/>918,23<text:s/></text:p>
          </table:table-cell>
          <table:table-cell office:value-type="float" office:value="5302534.67" table:style-name="ce23">
            <text:p><text:s/>5.302.534,67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43895638.100000001" table:style-name="ce23">
            <text:p><text:s/>43.895.638,10<text:s/></text:p>
          </table:table-cell>
          <table:table-cell office:value-type="float" office:value="20269734.84" table:style-name="ce23">
            <text:p><text:s/>20.269.734,84<text:s/></text:p>
          </table:table-cell>
          <table:table-cell office:value-type="float" office:value="488712.39" table:style-name="ce23">
            <text:p><text:s/>488.712,39<text:s/></text:p>
          </table:table-cell>
          <table:table-cell office:value-type="float" office:value="181573146.99000001" table:style-name="ce23">
            <text:p><text:s/>181.573.146,99<text:s/></text:p>
          </table:table-cell>
          <table:table-cell office:value-type="float" office:value="3623280.03" table:style-name="ce23">
            <text:p><text:s/>3.623.280,03<text:s/></text:p>
          </table:table-cell>
          <table:table-cell office:value-type="float" office:value="946230.67" table:style-name="ce23">
            <text:p><text:s/>946.230,67<text:s/></text:p>
          </table:table-cell>
          <table:table-cell office:value-type="float" office:value="56447994.799999997" table:style-name="ce23">
            <text:p><text:s/>56.447.994,80<text:s/></text:p>
          </table:table-cell>
          <table:table-cell office:value-type="float" office:value="298793.14" table:style-name="ce23">
            <text:p><text:s/>298.793,14<text:s/></text:p>
          </table:table-cell>
          <table:table-cell office:value-type="float" office:value="1134239.29" table:style-name="ce23">
            <text:p><text:s/>1.134.239,29<text:s/></text:p>
          </table:table-cell>
          <table:table-cell office:value-type="float" office:value="4754684.55" table:style-name="ce23">
            <text:p><text:s/>4.754.684,55<text:s/></text:p>
          </table:table-cell>
          <table:table-cell office:value-type="float" office:value="1349013.23" table:style-name="ce23">
            <text:p><text:s/>1.349.013,23<text:s/></text:p>
          </table:table-cell>
          <table:table-cell office:value-type="float" office:value="38773655.060000002" table:style-name="ce23">
            <text:p><text:s/>38.773.655,06<text:s/></text:p>
          </table:table-cell>
          <table:table-cell office:value-type="float" office:value="643.77" table:style-name="ce23">
            <text:p><text:s/>643,77<text:s/></text:p>
          </table:table-cell>
          <table:table-cell office:value-type="float" office:value="103304871.13" table:style-name="ce23">
            <text:p><text:s/>103.304.871,13<text:s/></text:p>
          </table:table-cell>
          <table:table-cell office:value-type="float" office:value="59585023.149999999" table:style-name="ce23">
            <text:p><text:s/>59.585.023,15<text:s/></text:p>
          </table:table-cell>
          <table:table-cell office:value-type="float" office:value="517424.86" table:style-name="ce23">
            <text:p><text:s/>517.424,86<text:s/></text:p>
          </table:table-cell>
          <table:table-cell office:value-type="float" office:value="4328.32" table:style-name="ce23">
            <text:p><text:s/>4.328,32<text:s/></text:p>
          </table:table-cell>
          <table:table-cell office:value-type="float" office:value="13701.41" table:style-name="ce23">
            <text:p><text:s/>13.701,41<text:s/></text:p>
          </table:table-cell>
          <table:table-cell office:value-type="float" office:value="93983742.459999993" table:style-name="ce23">
            <text:p><text:s/>93.983.742,46<text:s/></text:p>
          </table:table-cell>
          <table:table-cell office:value-type="float" office:value="206993812.40000001" table:style-name="ce23">
            <text:p><text:s/>206.993.812,40<text:s/></text:p>
          </table:table-cell>
          <table:table-cell office:value-type="float" office:value="200216.91" table:style-name="ce23">
            <text:p><text:s/>200.216,91<text:s/></text:p>
          </table:table-cell>
          <table:table-cell office:value-type="float" office:value="623653619.17999995" table:style-name="ce23">
            <text:p><text:s/>623.653.619,18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1447115959.5799999" table:style-name="ce24">
            <text:p><text:s/>1.447.115.959,58<text:s/></text:p>
          </table:table-cell>
          <table:table-cell table:number-columns-repeated="16355"/>
        </table:table-row>
        <table:table-row table:style-name="ro6">
          <table:table-cell office:value-type="string" table:style-name="ce14">
            <text:p><text:s text:c="2"/>IPI - OUTROS</text:p>
          </table:table-cell>
          <table:table-cell office:value-type="float" office:value="42792.35" table:style-name="ce23">
            <text:p><text:s/>42.792,35<text:s/></text:p>
          </table:table-cell>
          <table:table-cell office:value-type="float" office:value="3087291.16" table:style-name="ce23">
            <text:p><text:s/>3.087.291,16<text:s/></text:p>
          </table:table-cell>
          <table:table-cell office:value-type="float" office:value="959936.02999999991" table:style-name="ce23">
            <text:p><text:s/>959.936,03<text:s/></text:p>
          </table:table-cell>
          <table:table-cell office:value-type="float" office:value="135346.41" table:style-name="ce23">
            <text:p><text:s/>135.346,41<text:s/></text:p>
          </table:table-cell>
          <table:table-cell office:value-type="float" office:value="42300688.689999998" table:style-name="ce23">
            <text:p><text:s/>42.300.688,69<text:s/></text:p>
          </table:table-cell>
          <table:table-cell office:value-type="float" office:value="6489403.6000000006" table:style-name="ce23">
            <text:p><text:s/>6.489.403,60<text:s/></text:p>
          </table:table-cell>
          <table:table-cell office:value-type="float" office:value="3448802.61" table:style-name="ce23">
            <text:p><text:s/>3.448.802,61<text:s/></text:p>
          </table:table-cell>
          <table:table-cell office:value-type="float" office:value="70551351.150000006" table:style-name="ce23">
            <text:p><text:s/>70.551.351,15<text:s/></text:p>
          </table:table-cell>
          <table:table-cell office:value-type="float" office:value="23291685.100000001" table:style-name="ce23">
            <text:p><text:s/>23.291.685,10<text:s/></text:p>
          </table:table-cell>
          <table:table-cell office:value-type="float" office:value="579672.30000000005" table:style-name="ce23">
            <text:p><text:s/>579.672,30<text:s/></text:p>
          </table:table-cell>
          <table:table-cell office:value-type="float" office:value="117160211.28" table:style-name="ce23">
            <text:p><text:s/>117.160.211,28<text:s/></text:p>
          </table:table-cell>
          <table:table-cell office:value-type="float" office:value="3311007.04" table:style-name="ce23">
            <text:p><text:s/>3.311.007,04<text:s/></text:p>
          </table:table-cell>
          <table:table-cell office:value-type="float" office:value="3204691.84" table:style-name="ce23">
            <text:p><text:s/>3.204.691,84<text:s/></text:p>
          </table:table-cell>
          <table:table-cell office:value-type="float" office:value="5022916.0600000005" table:style-name="ce23">
            <text:p><text:s/>5.022.916,06<text:s/></text:p>
          </table:table-cell>
          <table:table-cell office:value-type="float" office:value="2345635.06" table:style-name="ce23">
            <text:p><text:s/>2.345.635,06<text:s/></text:p>
          </table:table-cell>
          <table:table-cell office:value-type="float" office:value="28767960.640000001" table:style-name="ce23">
            <text:p><text:s/>28.767.960,64<text:s/></text:p>
          </table:table-cell>
          <table:table-cell office:value-type="float" office:value="705105.85" table:style-name="ce23">
            <text:p><text:s/>705.105,85<text:s/></text:p>
          </table:table-cell>
          <table:table-cell office:value-type="float" office:value="86716516.010000005" table:style-name="ce23">
            <text:p><text:s/>86.716.516,01<text:s/></text:p>
          </table:table-cell>
          <table:table-cell office:value-type="float" office:value="58182018.850000001" table:style-name="ce23">
            <text:p><text:s/>58.182.018,85<text:s/></text:p>
          </table:table-cell>
          <table:table-cell office:value-type="float" office:value="1832533.94" table:style-name="ce23">
            <text:p><text:s/>1.832.533,94<text:s/></text:p>
          </table:table-cell>
          <table:table-cell office:value-type="float" office:value="6133427.6799999997" table:style-name="ce23">
            <text:p><text:s/>6.133.427,68<text:s/></text:p>
          </table:table-cell>
          <table:table-cell office:value-type="float" office:value="25050.89" table:style-name="ce23">
            <text:p><text:s/>25.050,89<text:s/></text:p>
          </table:table-cell>
          <table:table-cell office:value-type="float" office:value="117615688.41000001" table:style-name="ce23">
            <text:p><text:s/>117.615.688,41<text:s/></text:p>
          </table:table-cell>
          <table:table-cell office:value-type="float" office:value="118553899.91" table:style-name="ce23">
            <text:p><text:s/>118.553.899,91<text:s/></text:p>
          </table:table-cell>
          <table:table-cell office:value-type="float" office:value="2719948.29" table:style-name="ce23">
            <text:p><text:s/>2.719.948,29<text:s/></text:p>
          </table:table-cell>
          <table:table-cell office:value-type="float" office:value="745053107.49000001" table:style-name="ce23">
            <text:p><text:s/>745.053.107,49<text:s/></text:p>
          </table:table-cell>
          <table:table-cell office:value-type="float" office:value="480942.43" table:style-name="ce23">
            <text:p><text:s/>480.942,43<text:s/></text:p>
          </table:table-cell>
          <table:table-cell office:value-type="float" office:value="1448717631.0699999" table:style-name="ce24">
            <text:p><text:s/>1.448.717.631,0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5555057.75" table:style-name="ce23">
            <text:p><text:s/>25.555.057,75<text:s/></text:p>
          </table:table-cell>
          <table:table-cell office:value-type="float" office:value="113248438.52" table:style-name="ce23">
            <text:p><text:s/>113.248.438,52<text:s/></text:p>
          </table:table-cell>
          <table:table-cell office:value-type="float" office:value="287964689.07999998" table:style-name="ce23">
            <text:p><text:s/>287.964.689,08<text:s/></text:p>
          </table:table-cell>
          <table:table-cell office:value-type="float" office:value="18164441.899999999" table:style-name="ce23">
            <text:p><text:s/>18.164.441,90<text:s/></text:p>
          </table:table-cell>
          <table:table-cell office:value-type="float" office:value="485276590.18000001" table:style-name="ce23">
            <text:p><text:s/>485.276.590,18<text:s/></text:p>
          </table:table-cell>
          <table:table-cell office:value-type="float" office:value="401494941.72000003" table:style-name="ce23">
            <text:p><text:s/>401.494.941,72<text:s/></text:p>
          </table:table-cell>
          <table:table-cell office:value-type="float" office:value="4554302393.9700003" table:style-name="ce23">
            <text:p><text:s/>4.554.302.393,97<text:s/></text:p>
          </table:table-cell>
          <table:table-cell office:value-type="float" office:value="402499976.56999999" table:style-name="ce23">
            <text:p><text:s/>402.499.976,57<text:s/></text:p>
          </table:table-cell>
          <table:table-cell office:value-type="float" office:value="490014340.94999999" table:style-name="ce23">
            <text:p><text:s/>490.014.340,95<text:s/></text:p>
          </table:table-cell>
          <table:table-cell office:value-type="float" office:value="136327057.71000001" table:style-name="ce23">
            <text:p><text:s/>136.327.057,71<text:s/></text:p>
          </table:table-cell>
          <table:table-cell office:value-type="float" office:value="1934010960.3199999" table:style-name="ce23">
            <text:p><text:s/>1.934.010.960,32<text:s/></text:p>
          </table:table-cell>
          <table:table-cell office:value-type="float" office:value="264015671.31999999" table:style-name="ce23">
            <text:p><text:s/>264.015.671,32<text:s/></text:p>
          </table:table-cell>
          <table:table-cell office:value-type="float" office:value="348877014.02999997" table:style-name="ce23">
            <text:p><text:s/>348.877.014,03<text:s/></text:p>
          </table:table-cell>
          <table:table-cell office:value-type="float" office:value="234173656.53999999" table:style-name="ce23">
            <text:p><text:s/>234.173.656,54<text:s/></text:p>
          </table:table-cell>
          <table:table-cell office:value-type="float" office:value="167369756.74000001" table:style-name="ce23">
            <text:p><text:s/>167.369.756,74<text:s/></text:p>
          </table:table-cell>
          <table:table-cell office:value-type="float" office:value="412229266.82999998" table:style-name="ce23">
            <text:p><text:s/>412.229.266,83<text:s/></text:p>
          </table:table-cell>
          <table:table-cell office:value-type="float" office:value="103717476.76000001" table:style-name="ce23">
            <text:p><text:s/>103.717.476,76<text:s/></text:p>
          </table:table-cell>
          <table:table-cell office:value-type="float" office:value="1432943431.3199999" table:style-name="ce23">
            <text:p><text:s/>1.432.943.431,32<text:s/></text:p>
          </table:table-cell>
          <table:table-cell office:value-type="float" office:value="5491357807.7299995" table:style-name="ce23">
            <text:p><text:s/>5.491.357.807,73<text:s/></text:p>
          </table:table-cell>
          <table:table-cell office:value-type="float" office:value="147247188.52000001" table:style-name="ce23">
            <text:p><text:s/>147.247.188,52<text:s/></text:p>
          </table:table-cell>
          <table:table-cell office:value-type="float" office:value="86749680.319999993" table:style-name="ce23">
            <text:p><text:s/>86.749.680,32<text:s/></text:p>
          </table:table-cell>
          <table:table-cell office:value-type="float" office:value="27527606.760000002" table:style-name="ce23">
            <text:p><text:s/>27.527.606,76<text:s/></text:p>
          </table:table-cell>
          <table:table-cell office:value-type="float" office:value="1660363578.29" table:style-name="ce23">
            <text:p><text:s/>1.660.363.578,29<text:s/></text:p>
          </table:table-cell>
          <table:table-cell office:value-type="float" office:value="875451329.66999996" table:style-name="ce23">
            <text:p><text:s/>875.451.329,67<text:s/></text:p>
          </table:table-cell>
          <table:table-cell office:value-type="float" office:value="115556073.27" table:style-name="ce23">
            <text:p><text:s/>115.556.073,27<text:s/></text:p>
          </table:table-cell>
          <table:table-cell office:value-type="float" office:value="14186959338.51" table:style-name="ce23">
            <text:p><text:s/>14.186.959.338,51<text:s/></text:p>
          </table:table-cell>
          <table:table-cell office:value-type="float" office:value="46154299.380000003" table:style-name="ce23">
            <text:p><text:s/>46.154.299,38<text:s/></text:p>
          </table:table-cell>
          <table:table-cell office:value-type="float" office:value="34449552064.659996" table:style-name="ce24">
            <text:p><text:s/>34.449.552.064,6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1154749.869999999" table:style-name="ce23">
            <text:p><text:s/>11.154.749,87<text:s/></text:p>
          </table:table-cell>
          <table:table-cell office:value-type="float" office:value="66931760.43" table:style-name="ce23">
            <text:p><text:s/>66.931.760,43<text:s/></text:p>
          </table:table-cell>
          <table:table-cell office:value-type="float" office:value="45370590.93" table:style-name="ce23">
            <text:p><text:s/>45.370.590,93<text:s/></text:p>
          </table:table-cell>
          <table:table-cell office:value-type="float" office:value="7656151.7699999996" table:style-name="ce23">
            <text:p><text:s/>7.656.151,77<text:s/></text:p>
          </table:table-cell>
          <table:table-cell office:value-type="float" office:value="208225127.81999999" table:style-name="ce23">
            <text:p><text:s/>208.225.127,82<text:s/></text:p>
          </table:table-cell>
          <table:table-cell office:value-type="float" office:value="138305945.87" table:style-name="ce23">
            <text:p><text:s/>138.305.945,87<text:s/></text:p>
          </table:table-cell>
          <table:table-cell office:value-type="float" office:value="250219684.13" table:style-name="ce23">
            <text:p><text:s/>250.219.684,13<text:s/></text:p>
          </table:table-cell>
          <table:table-cell office:value-type="float" office:value="142433933.68000001" table:style-name="ce23">
            <text:p><text:s/>142.433.933,68<text:s/></text:p>
          </table:table-cell>
          <table:table-cell office:value-type="float" office:value="252678924.31999999" table:style-name="ce23">
            <text:p><text:s/>252.678.924,32<text:s/></text:p>
          </table:table-cell>
          <table:table-cell office:value-type="float" office:value="56997456.899999999" table:style-name="ce23">
            <text:p><text:s/>56.997.456,90<text:s/></text:p>
          </table:table-cell>
          <table:table-cell office:value-type="float" office:value="876742457.11000001" table:style-name="ce23">
            <text:p><text:s/>876.742.457,11<text:s/></text:p>
          </table:table-cell>
          <table:table-cell office:value-type="float" office:value="157891246.75999999" table:style-name="ce23">
            <text:p><text:s/>157.891.246,76<text:s/></text:p>
          </table:table-cell>
          <table:table-cell office:value-type="float" office:value="209748205.72999999" table:style-name="ce23">
            <text:p><text:s/>209.748.205,73<text:s/></text:p>
          </table:table-cell>
          <table:table-cell office:value-type="float" office:value="80612689.450000003" table:style-name="ce23">
            <text:p><text:s/>80.612.689,45<text:s/></text:p>
          </table:table-cell>
          <table:table-cell office:value-type="float" office:value="88009658.890000001" table:style-name="ce23">
            <text:p><text:s/>88.009.658,89<text:s/></text:p>
          </table:table-cell>
          <table:table-cell office:value-type="float" office:value="177367268.59" table:style-name="ce23">
            <text:p><text:s/>177.367.268,59<text:s/></text:p>
          </table:table-cell>
          <table:table-cell office:value-type="float" office:value="57068208.670000002" table:style-name="ce23">
            <text:p><text:s/>57.068.208,67<text:s/></text:p>
          </table:table-cell>
          <table:table-cell office:value-type="float" office:value="646246389.13" table:style-name="ce23">
            <text:p><text:s/>646.246.389,13<text:s/></text:p>
          </table:table-cell>
          <table:table-cell office:value-type="float" office:value="1112611063.4200001" table:style-name="ce23">
            <text:p><text:s/>1.112.611.063,42<text:s/></text:p>
          </table:table-cell>
          <table:table-cell office:value-type="float" office:value="72288751.980000004" table:style-name="ce23">
            <text:p><text:s/>72.288.751,98<text:s/></text:p>
          </table:table-cell>
          <table:table-cell office:value-type="float" office:value="49712365.030000001" table:style-name="ce23">
            <text:p><text:s/>49.712.365,03<text:s/></text:p>
          </table:table-cell>
          <table:table-cell office:value-type="float" office:value="13602554.18" table:style-name="ce23">
            <text:p><text:s/>13.602.554,18<text:s/></text:p>
          </table:table-cell>
          <table:table-cell office:value-type="float" office:value="773843483.85000002" table:style-name="ce23">
            <text:p><text:s/>773.843.483,85<text:s/></text:p>
          </table:table-cell>
          <table:table-cell office:value-type="float" office:value="357521644.81" table:style-name="ce23">
            <text:p><text:s/>357.521.644,81<text:s/></text:p>
          </table:table-cell>
          <table:table-cell office:value-type="float" office:value="65769642.649999999" table:style-name="ce23">
            <text:p><text:s/>65.769.642,65<text:s/></text:p>
          </table:table-cell>
          <table:table-cell office:value-type="float" office:value="3197791234.77" table:style-name="ce23">
            <text:p><text:s/>3.197.791.234,77<text:s/></text:p>
          </table:table-cell>
          <table:table-cell office:value-type="float" office:value="20621304.93" table:style-name="ce23">
            <text:p><text:s/>20.621.304,93<text:s/></text:p>
          </table:table-cell>
          <table:table-cell office:value-type="float" office:value="9137422495.6700001" table:style-name="ce24">
            <text:p><text:s/>9.137.422.495,6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4411921.47" table:style-name="ce23">
            <text:p><text:s/>4.411.921,47<text:s/></text:p>
          </table:table-cell>
          <table:table-cell office:value-type="float" office:value="12829883.74" table:style-name="ce23">
            <text:p><text:s/>12.829.883,74<text:s/></text:p>
          </table:table-cell>
          <table:table-cell office:value-type="float" office:value="136720561.25" table:style-name="ce23">
            <text:p><text:s/>136.720.561,25<text:s/></text:p>
          </table:table-cell>
          <table:table-cell office:value-type="float" office:value="4332681.42" table:style-name="ce23">
            <text:p><text:s/>4.332.681,42<text:s/></text:p>
          </table:table-cell>
          <table:table-cell office:value-type="float" office:value="121213290.36" table:style-name="ce23">
            <text:p><text:s/>121.213.290,36<text:s/></text:p>
          </table:table-cell>
          <table:table-cell office:value-type="float" office:value="106898562.44" table:style-name="ce23">
            <text:p><text:s/>106.898.562,44<text:s/></text:p>
          </table:table-cell>
          <table:table-cell office:value-type="float" office:value="345257567.04000002" table:style-name="ce23">
            <text:p><text:s/>345.257.567,04<text:s/></text:p>
          </table:table-cell>
          <table:table-cell office:value-type="float" office:value="129027697.45999999" table:style-name="ce23">
            <text:p><text:s/>129.027.697,46<text:s/></text:p>
          </table:table-cell>
          <table:table-cell office:value-type="float" office:value="111973713.89" table:style-name="ce23">
            <text:p><text:s/>111.973.713,89<text:s/></text:p>
          </table:table-cell>
          <table:table-cell office:value-type="float" office:value="30766153.050000001" table:style-name="ce23">
            <text:p><text:s/>30.766.153,05<text:s/></text:p>
          </table:table-cell>
          <table:table-cell office:value-type="float" office:value="496324826.44" table:style-name="ce23">
            <text:p><text:s/>496.324.826,44<text:s/></text:p>
          </table:table-cell>
          <table:table-cell office:value-type="float" office:value="48837389.299999997" table:style-name="ce23">
            <text:p><text:s/>48.837.389,30<text:s/></text:p>
          </table:table-cell>
          <table:table-cell office:value-type="float" office:value="64408676.369999997" table:style-name="ce23">
            <text:p><text:s/>64.408.676,37<text:s/></text:p>
          </table:table-cell>
          <table:table-cell office:value-type="float" office:value="69737923.420000002" table:style-name="ce23">
            <text:p><text:s/>69.737.923,42<text:s/></text:p>
          </table:table-cell>
          <table:table-cell office:value-type="float" office:value="23979192.699999999" table:style-name="ce23">
            <text:p><text:s/>23.979.192,70<text:s/></text:p>
          </table:table-cell>
          <table:table-cell office:value-type="float" office:value="81260831.340000004" table:style-name="ce23">
            <text:p><text:s/>81.260.831,34<text:s/></text:p>
          </table:table-cell>
          <table:table-cell office:value-type="float" office:value="19452065.890000001" table:style-name="ce23">
            <text:p><text:s/>19.452.065,89<text:s/></text:p>
          </table:table-cell>
          <table:table-cell office:value-type="float" office:value="390631276.73000002" table:style-name="ce23">
            <text:p><text:s/>390.631.276,73<text:s/></text:p>
          </table:table-cell>
          <table:table-cell office:value-type="float" office:value="1323136013.2" table:style-name="ce23">
            <text:p><text:s/>1.323.136.013,20<text:s/></text:p>
          </table:table-cell>
          <table:table-cell office:value-type="float" office:value="26431258.239999998" table:style-name="ce23">
            <text:p><text:s/>26.431.258,24<text:s/></text:p>
          </table:table-cell>
          <table:table-cell office:value-type="float" office:value="14162884.380000001" table:style-name="ce23">
            <text:p><text:s/>14.162.884,38<text:s/></text:p>
          </table:table-cell>
          <table:table-cell office:value-type="float" office:value="6268454.3200000003" table:style-name="ce23">
            <text:p><text:s/>6.268.454,32<text:s/></text:p>
          </table:table-cell>
          <table:table-cell office:value-type="float" office:value="398307257.01999998" table:style-name="ce23">
            <text:p><text:s/>398.307.257,02<text:s/></text:p>
          </table:table-cell>
          <table:table-cell office:value-type="float" office:value="261666324.71000001" table:style-name="ce23">
            <text:p><text:s/>261.666.324,71<text:s/></text:p>
          </table:table-cell>
          <table:table-cell office:value-type="float" office:value="20177978.609999999" table:style-name="ce23">
            <text:p><text:s/>20.177.978,61<text:s/></text:p>
          </table:table-cell>
          <table:table-cell office:value-type="float" office:value="3326934560.9499998" table:style-name="ce23">
            <text:p><text:s/>3.326.934.560,95<text:s/></text:p>
          </table:table-cell>
          <table:table-cell office:value-type="float" office:value="10472349.960000001" table:style-name="ce23">
            <text:p><text:s/>10.472.349,96<text:s/></text:p>
          </table:table-cell>
          <table:table-cell office:value-type="float" office:value="7585621295.6999998" table:style-name="ce24">
            <text:p><text:s/>7.585.621.295,7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4259.9799999999996" table:style-name="ce23">
            <text:p><text:s/>4.259,98<text:s/></text:p>
          </table:table-cell>
          <table:table-cell office:value-type="float" office:value="107.66" table:style-name="ce23">
            <text:p><text:s/>107,66<text:s/></text:p>
          </table:table-cell>
          <table:table-cell office:value-type="float" office:value="249521.12" table:style-name="ce23">
            <text:p><text:s/>249.521,12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572095.01" table:style-name="ce23">
            <text:p><text:s/>572.095,01<text:s/></text:p>
          </table:table-cell>
          <table:table-cell office:value-type="float" office:value="21427999.300000001" table:style-name="ce23">
            <text:p><text:s/>21.427.999,30<text:s/></text:p>
          </table:table-cell>
          <table:table-cell office:value-type="float" office:value="62557422.939999998" table:style-name="ce23">
            <text:p><text:s/>62.557.422,94<text:s/></text:p>
          </table:table-cell>
          <table:table-cell office:value-type="float" office:value="6861739.2599999998" table:style-name="ce23">
            <text:p><text:s/>6.861.739,26<text:s/></text:p>
          </table:table-cell>
          <table:table-cell office:value-type="float" office:value="959481.2" table:style-name="ce23">
            <text:p><text:s/>959.481,20<text:s/></text:p>
          </table:table-cell>
          <table:table-cell office:value-type="float" office:value="159" table:style-name="ce23">
            <text:p><text:s/>159,00<text:s/></text:p>
          </table:table-cell>
          <table:table-cell office:value-type="float" office:value="12418868.630000001" table:style-name="ce23">
            <text:p><text:s/>12.418.868,63<text:s/></text:p>
          </table:table-cell>
          <table:table-cell office:value-type="float" office:value="146747.32999999999" table:style-name="ce23">
            <text:p><text:s/>146.747,33<text:s/></text:p>
          </table:table-cell>
          <table:table-cell office:value-type="float" office:value="472378" table:style-name="ce23">
            <text:p><text:s/>472.378,00<text:s/></text:p>
          </table:table-cell>
          <table:table-cell office:value-type="float" office:value="19898497.48" table:style-name="ce23">
            <text:p><text:s/>19.898.497,48<text:s/></text:p>
          </table:table-cell>
          <table:table-cell office:value-type="float" office:value="5313.54" table:style-name="ce23">
            <text:p><text:s/>5.313,54<text:s/></text:p>
          </table:table-cell>
          <table:table-cell office:value-type="float" office:value="81373.98" table:style-name="ce23">
            <text:p><text:s/>81.373,98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16429323.140000001" table:style-name="ce23">
            <text:p><text:s/>16.429.323,14<text:s/></text:p>
          </table:table-cell>
          <table:table-cell office:value-type="float" office:value="291083059" table:style-name="ce23">
            <text:p><text:s/>291.083.059,00<text:s/></text:p>
          </table:table-cell>
          <table:table-cell office:value-type="float" office:value="47033.17" table:style-name="ce23">
            <text:p><text:s/>47.033,17<text:s/></text:p>
          </table:table-cell>
          <table:table-cell office:value-type="float" office:value="154423.18" table:style-name="ce23">
            <text:p><text:s/>154.423,18<text:s/></text:p>
          </table:table-cell>
          <table:table-cell office:value-type="float" office:value="995.57" table:style-name="ce23">
            <text:p><text:s/>995,57<text:s/></text:p>
          </table:table-cell>
          <table:table-cell office:value-type="float" office:value="45984928.700000003" table:style-name="ce23">
            <text:p><text:s/>45.984.928,70<text:s/></text:p>
          </table:table-cell>
          <table:table-cell office:value-type="float" office:value="1711671.11" table:style-name="ce23">
            <text:p><text:s/>1.711.671,11<text:s/></text:p>
          </table:table-cell>
          <table:table-cell office:value-type="float" office:value="2479202.11" table:style-name="ce23">
            <text:p><text:s/>2.479.202,11<text:s/></text:p>
          </table:table-cell>
          <table:table-cell office:value-type="float" office:value="620343001.25" table:style-name="ce23">
            <text:p><text:s/>620.343.001,25<text:s/></text:p>
          </table:table-cell>
          <table:table-cell office:value-type="float" office:value="27252.53" table:style-name="ce23">
            <text:p><text:s/>27.252,53<text:s/></text:p>
          </table:table-cell>
          <table:table-cell office:value-type="float" office:value="1103916854.1900001" table:style-name="ce24">
            <text:p><text:s/>1.103.916.854,1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4407661.49" table:style-name="ce23">
            <text:p><text:s/>4.407.661,49<text:s/></text:p>
          </table:table-cell>
          <table:table-cell office:value-type="float" office:value="12829776.08" table:style-name="ce23">
            <text:p><text:s/>12.829.776,08<text:s/></text:p>
          </table:table-cell>
          <table:table-cell office:value-type="float" office:value="136471040.13" table:style-name="ce23">
            <text:p><text:s/>136.471.040,13<text:s/></text:p>
          </table:table-cell>
          <table:table-cell office:value-type="float" office:value="4332681.42" table:style-name="ce23">
            <text:p><text:s/>4.332.681,42<text:s/></text:p>
          </table:table-cell>
          <table:table-cell office:value-type="float" office:value="120641195.35000001" table:style-name="ce23">
            <text:p><text:s/>120.641.195,35<text:s/></text:p>
          </table:table-cell>
          <table:table-cell office:value-type="float" office:value="85470563.140000001" table:style-name="ce23">
            <text:p><text:s/>85.470.563,14<text:s/></text:p>
          </table:table-cell>
          <table:table-cell office:value-type="float" office:value="282700144.10000002" table:style-name="ce23">
            <text:p><text:s/>282.700.144,10<text:s/></text:p>
          </table:table-cell>
          <table:table-cell office:value-type="float" office:value="122165958.19999999" table:style-name="ce23">
            <text:p><text:s/>122.165.958,20<text:s/></text:p>
          </table:table-cell>
          <table:table-cell office:value-type="float" office:value="111014232.69000001" table:style-name="ce23">
            <text:p><text:s/>111.014.232,69<text:s/></text:p>
          </table:table-cell>
          <table:table-cell office:value-type="float" office:value="30765994.049999997" table:style-name="ce23">
            <text:p><text:s/>30.765.994,05<text:s/></text:p>
          </table:table-cell>
          <table:table-cell office:value-type="float" office:value="483905957.80999994" table:style-name="ce23">
            <text:p><text:s/>483.905.957,81<text:s/></text:p>
          </table:table-cell>
          <table:table-cell office:value-type="float" office:value="48690641.969999999" table:style-name="ce23">
            <text:p><text:s/>48.690.641,97<text:s/></text:p>
          </table:table-cell>
          <table:table-cell office:value-type="float" office:value="63936298.370000005" table:style-name="ce23">
            <text:p><text:s/>63.936.298,37<text:s/></text:p>
          </table:table-cell>
          <table:table-cell office:value-type="float" office:value="49839425.939999998" table:style-name="ce23">
            <text:p><text:s/>49.839.425,94<text:s/></text:p>
          </table:table-cell>
          <table:table-cell office:value-type="float" office:value="23973879.16" table:style-name="ce23">
            <text:p><text:s/>23.973.879,16<text:s/></text:p>
          </table:table-cell>
          <table:table-cell office:value-type="float" office:value="81179457.359999985" table:style-name="ce23">
            <text:p><text:s/>81.179.457,36<text:s/></text:p>
          </table:table-cell>
          <table:table-cell office:value-type="float" office:value="19452065.889999997" table:style-name="ce23">
            <text:p><text:s/>19.452.065,89<text:s/></text:p>
          </table:table-cell>
          <table:table-cell office:value-type="float" office:value="374201953.59000003" table:style-name="ce23">
            <text:p><text:s/>374.201.953,59<text:s/></text:p>
          </table:table-cell>
          <table:table-cell office:value-type="float" office:value="1032052954.2" table:style-name="ce23">
            <text:p><text:s/>1.032.052.954,20<text:s/></text:p>
          </table:table-cell>
          <table:table-cell office:value-type="float" office:value="26384225.07" table:style-name="ce23">
            <text:p><text:s/>26.384.225,07<text:s/></text:p>
          </table:table-cell>
          <table:table-cell office:value-type="float" office:value="14008461.199999999" table:style-name="ce23">
            <text:p><text:s/>14.008.461,20<text:s/></text:p>
          </table:table-cell>
          <table:table-cell office:value-type="float" office:value="6267458.75" table:style-name="ce23">
            <text:p><text:s/>6.267.458,75<text:s/></text:p>
          </table:table-cell>
          <table:table-cell office:value-type="float" office:value="352322328.31999999" table:style-name="ce23">
            <text:p><text:s/>352.322.328,32<text:s/></text:p>
          </table:table-cell>
          <table:table-cell office:value-type="float" office:value="259954653.59999999" table:style-name="ce23">
            <text:p><text:s/>259.954.653,60<text:s/></text:p>
          </table:table-cell>
          <table:table-cell office:value-type="float" office:value="17698776.5" table:style-name="ce23">
            <text:p><text:s/>17.698.776,50<text:s/></text:p>
          </table:table-cell>
          <table:table-cell office:value-type="float" office:value="2706591559.7000003" table:style-name="ce23">
            <text:p><text:s/>2.706.591.559,70<text:s/></text:p>
          </table:table-cell>
          <table:table-cell office:value-type="float" office:value="10445097.43" table:style-name="ce23">
            <text:p><text:s/>10.445.097,43<text:s/></text:p>
          </table:table-cell>
          <table:table-cell office:value-type="float" office:value="6481704441.5100012" table:style-name="ce24">
            <text:p><text:s/>6.481.704.441,5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988386.4100000001" table:style-name="ce23">
            <text:p><text:s/>9.988.386,41<text:s/></text:p>
          </table:table-cell>
          <table:table-cell office:value-type="float" office:value="33486794.350000001" table:style-name="ce23">
            <text:p><text:s/>33.486.794,35<text:s/></text:p>
          </table:table-cell>
          <table:table-cell office:value-type="float" office:value="105873536.90000001" table:style-name="ce23">
            <text:p><text:s/>105.873.536,90<text:s/></text:p>
          </table:table-cell>
          <table:table-cell office:value-type="float" office:value="6175608.71" table:style-name="ce23">
            <text:p><text:s/>6.175.608,71<text:s/></text:p>
          </table:table-cell>
          <table:table-cell office:value-type="float" office:value="155838172" table:style-name="ce23">
            <text:p><text:s/>155.838.172,00<text:s/></text:p>
          </table:table-cell>
          <table:table-cell office:value-type="float" office:value="156290433.41" table:style-name="ce23">
            <text:p><text:s/>156.290.433,41<text:s/></text:p>
          </table:table-cell>
          <table:table-cell office:value-type="float" office:value="3958825142.8000002" table:style-name="ce23">
            <text:p><text:s/>3.958.825.142,80<text:s/></text:p>
          </table:table-cell>
          <table:table-cell office:value-type="float" office:value="131038345.43000001" table:style-name="ce23">
            <text:p><text:s/>131.038.345,43<text:s/></text:p>
          </table:table-cell>
          <table:table-cell office:value-type="float" office:value="125361702.73999999" table:style-name="ce23">
            <text:p><text:s/>125.361.702,74<text:s/></text:p>
          </table:table-cell>
          <table:table-cell office:value-type="float" office:value="48563447.759999998" table:style-name="ce23">
            <text:p><text:s/>48.563.447,76<text:s/></text:p>
          </table:table-cell>
          <table:table-cell office:value-type="float" office:value="560943676.76999998" table:style-name="ce23">
            <text:p><text:s/>560.943.676,77<text:s/></text:p>
          </table:table-cell>
          <table:table-cell office:value-type="float" office:value="57287035.259999998" table:style-name="ce23">
            <text:p><text:s/>57.287.035,26<text:s/></text:p>
          </table:table-cell>
          <table:table-cell office:value-type="float" office:value="74720131.930000007" table:style-name="ce23">
            <text:p><text:s/>74.720.131,93<text:s/></text:p>
          </table:table-cell>
          <table:table-cell office:value-type="float" office:value="83823043.670000002" table:style-name="ce23">
            <text:p><text:s/>83.823.043,67<text:s/></text:p>
          </table:table-cell>
          <table:table-cell office:value-type="float" office:value="55380905.149999999" table:style-name="ce23">
            <text:p><text:s/>55.380.905,15<text:s/></text:p>
          </table:table-cell>
          <table:table-cell office:value-type="float" office:value="153601166.90000001" table:style-name="ce23">
            <text:p><text:s/>153.601.166,90<text:s/></text:p>
          </table:table-cell>
          <table:table-cell office:value-type="float" office:value="27197202.199999999" table:style-name="ce23">
            <text:p><text:s/>27.197.202,20<text:s/></text:p>
          </table:table-cell>
          <table:table-cell office:value-type="float" office:value="396065765.45999998" table:style-name="ce23">
            <text:p><text:s/>396.065.765,46<text:s/></text:p>
          </table:table-cell>
          <table:table-cell office:value-type="float" office:value="3055610731.1100001" table:style-name="ce23">
            <text:p><text:s/>3.055.610.731,11<text:s/></text:p>
          </table:table-cell>
          <table:table-cell office:value-type="float" office:value="48527178.299999997" table:style-name="ce23">
            <text:p><text:s/>48.527.178,30<text:s/></text:p>
          </table:table-cell>
          <table:table-cell office:value-type="float" office:value="22874430.91" table:style-name="ce23">
            <text:p><text:s/>22.874.430,91<text:s/></text:p>
          </table:table-cell>
          <table:table-cell office:value-type="float" office:value="7656598.2599999998" table:style-name="ce23">
            <text:p><text:s/>7.656.598,26<text:s/></text:p>
          </table:table-cell>
          <table:table-cell office:value-type="float" office:value="488212837.42000002" table:style-name="ce23">
            <text:p><text:s/>488.212.837,42<text:s/></text:p>
          </table:table-cell>
          <table:table-cell office:value-type="float" office:value="256263360.15000001" table:style-name="ce23">
            <text:p><text:s/>256.263.360,15<text:s/></text:p>
          </table:table-cell>
          <table:table-cell office:value-type="float" office:value="29608452.010000002" table:style-name="ce23">
            <text:p><text:s/>29.608.452,01<text:s/></text:p>
          </table:table-cell>
          <table:table-cell office:value-type="float" office:value="7662233542.79" table:style-name="ce23">
            <text:p><text:s/>7.662.233.542,79<text:s/></text:p>
          </table:table-cell>
          <table:table-cell office:value-type="float" office:value="15060644.49" table:style-name="ce23">
            <text:p><text:s/>15.060.644,49<text:s/></text:p>
          </table:table-cell>
          <table:table-cell office:value-type="float" office:value="17726508273.290001" table:style-name="ce24">
            <text:p><text:s/>17.726.508.273,2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821807.5800000001" table:style-name="ce23">
            <text:p><text:s/>7.821.807,58<text:s/></text:p>
          </table:table-cell>
          <table:table-cell office:value-type="float" office:value="28375406.170000002" table:style-name="ce23">
            <text:p><text:s/>28.375.406,17<text:s/></text:p>
          </table:table-cell>
          <table:table-cell office:value-type="float" office:value="60793986.210000001" table:style-name="ce23">
            <text:p><text:s/>60.793.986,21<text:s/></text:p>
          </table:table-cell>
          <table:table-cell office:value-type="float" office:value="5764657.9100000001" table:style-name="ce23">
            <text:p><text:s/>5.764.657,91<text:s/></text:p>
          </table:table-cell>
          <table:table-cell office:value-type="float" office:value="123373084.77" table:style-name="ce23">
            <text:p><text:s/>123.373.084,77<text:s/></text:p>
          </table:table-cell>
          <table:table-cell office:value-type="float" office:value="124261392.13" table:style-name="ce23">
            <text:p><text:s/>124.261.392,13<text:s/></text:p>
          </table:table-cell>
          <table:table-cell office:value-type="float" office:value="3178983946.9700003" table:style-name="ce23">
            <text:p><text:s/>3.178.983.946,97<text:s/></text:p>
          </table:table-cell>
          <table:table-cell office:value-type="float" office:value="73278701.019999996" table:style-name="ce23">
            <text:p><text:s/>73.278.701,02<text:s/></text:p>
          </table:table-cell>
          <table:table-cell office:value-type="float" office:value="105883605.67" table:style-name="ce23">
            <text:p><text:s/>105.883.605,67<text:s/></text:p>
          </table:table-cell>
          <table:table-cell office:value-type="float" office:value="37732300.549999997" table:style-name="ce23">
            <text:p><text:s/>37.732.300,55<text:s/></text:p>
          </table:table-cell>
          <table:table-cell office:value-type="float" office:value="414936485.83999997" table:style-name="ce23">
            <text:p><text:s/>414.936.485,84<text:s/></text:p>
          </table:table-cell>
          <table:table-cell office:value-type="float" office:value="43299883.369999997" table:style-name="ce23">
            <text:p><text:s/>43.299.883,37<text:s/></text:p>
          </table:table-cell>
          <table:table-cell office:value-type="float" office:value="62446120.109999999" table:style-name="ce23">
            <text:p><text:s/>62.446.120,11<text:s/></text:p>
          </table:table-cell>
          <table:table-cell office:value-type="float" office:value="73114917.700000003" table:style-name="ce23">
            <text:p><text:s/>73.114.917,70<text:s/></text:p>
          </table:table-cell>
          <table:table-cell office:value-type="float" office:value="52037870.759999998" table:style-name="ce23">
            <text:p><text:s/>52.037.870,76<text:s/></text:p>
          </table:table-cell>
          <table:table-cell office:value-type="float" office:value="126333186.56" table:style-name="ce23">
            <text:p><text:s/>126.333.186,56<text:s/></text:p>
          </table:table-cell>
          <table:table-cell office:value-type="float" office:value="24815900.010000002" table:style-name="ce23">
            <text:p><text:s/>24.815.900,01<text:s/></text:p>
          </table:table-cell>
          <table:table-cell office:value-type="float" office:value="292025202.56999999" table:style-name="ce23">
            <text:p><text:s/>292.025.202,57<text:s/></text:p>
          </table:table-cell>
          <table:table-cell office:value-type="float" office:value="962035971.77999997" table:style-name="ce23">
            <text:p><text:s/>962.035.971,78<text:s/></text:p>
          </table:table-cell>
          <table:table-cell office:value-type="float" office:value="44508681.689999998" table:style-name="ce23">
            <text:p><text:s/>44.508.681,69<text:s/></text:p>
          </table:table-cell>
          <table:table-cell office:value-type="float" office:value="19428948.09" table:style-name="ce23">
            <text:p><text:s/>19.428.948,09<text:s/></text:p>
          </table:table-cell>
          <table:table-cell office:value-type="float" office:value="6993484.4299999997" table:style-name="ce23">
            <text:p><text:s/>6.993.484,43<text:s/></text:p>
          </table:table-cell>
          <table:table-cell office:value-type="float" office:value="346572399.69999999" table:style-name="ce23">
            <text:p><text:s/>346.572.399,70<text:s/></text:p>
          </table:table-cell>
          <table:table-cell office:value-type="float" office:value="187482844.72999999" table:style-name="ce23">
            <text:p><text:s/>187.482.844,73<text:s/></text:p>
          </table:table-cell>
          <table:table-cell office:value-type="float" office:value="24591598.609999999" table:style-name="ce23">
            <text:p><text:s/>24.591.598,61<text:s/></text:p>
          </table:table-cell>
          <table:table-cell office:value-type="float" office:value="2765938512.3000002" table:style-name="ce23">
            <text:p><text:s/>2.765.938.512,30<text:s/></text:p>
          </table:table-cell>
          <table:table-cell office:value-type="float" office:value="12593738.859999999" table:style-name="ce23">
            <text:p><text:s/>12.593.738,86<text:s/></text:p>
          </table:table-cell>
          <table:table-cell office:value-type="float" office:value="9205424636.0900002" table:style-name="ce24">
            <text:p><text:s/>9.205.424.636,0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627399.22" table:style-name="ce23">
            <text:p><text:s/>627.399,22<text:s/></text:p>
          </table:table-cell>
          <table:table-cell office:value-type="float" office:value="2580600.19" table:style-name="ce23">
            <text:p><text:s/>2.580.600,19<text:s/></text:p>
          </table:table-cell>
          <table:table-cell office:value-type="float" office:value="9040377.1600000001" table:style-name="ce23">
            <text:p><text:s/>9.040.377,16<text:s/></text:p>
          </table:table-cell>
          <table:table-cell office:value-type="float" office:value="60315.48" table:style-name="ce23">
            <text:p><text:s/>60.315,48<text:s/></text:p>
          </table:table-cell>
          <table:table-cell office:value-type="float" office:value="9376149.3100000005" table:style-name="ce23">
            <text:p><text:s/>9.376.149,31<text:s/></text:p>
          </table:table-cell>
          <table:table-cell office:value-type="float" office:value="18390073.550000001" table:style-name="ce23">
            <text:p><text:s/>18.390.073,55<text:s/></text:p>
          </table:table-cell>
          <table:table-cell office:value-type="float" office:value="448116098" table:style-name="ce23">
            <text:p><text:s/>448.116.098,00<text:s/></text:p>
          </table:table-cell>
          <table:table-cell office:value-type="float" office:value="10244576.449999999" table:style-name="ce23">
            <text:p><text:s/>10.244.576,45<text:s/></text:p>
          </table:table-cell>
          <table:table-cell office:value-type="float" office:value="8634117.8800000008" table:style-name="ce23">
            <text:p><text:s/>8.634.117,88<text:s/></text:p>
          </table:table-cell>
          <table:table-cell office:value-type="float" office:value="903458.3" table:style-name="ce23">
            <text:p><text:s/>903.458,30<text:s/></text:p>
          </table:table-cell>
          <table:table-cell office:value-type="float" office:value="59064913.409999996" table:style-name="ce23">
            <text:p><text:s/>59.064.913,41<text:s/></text:p>
          </table:table-cell>
          <table:table-cell office:value-type="float" office:value="3766010.58" table:style-name="ce23">
            <text:p><text:s/>3.766.010,58<text:s/></text:p>
          </table:table-cell>
          <table:table-cell office:value-type="float" office:value="5937787.0999999996" table:style-name="ce23">
            <text:p><text:s/>5.937.787,10<text:s/></text:p>
          </table:table-cell>
          <table:table-cell office:value-type="float" office:value="3450601.66" table:style-name="ce23">
            <text:p><text:s/>3.450.601,66<text:s/></text:p>
          </table:table-cell>
          <table:table-cell office:value-type="float" office:value="1280368.69" table:style-name="ce23">
            <text:p><text:s/>1.280.368,69<text:s/></text:p>
          </table:table-cell>
          <table:table-cell office:value-type="float" office:value="12323635.550000001" table:style-name="ce23">
            <text:p><text:s/>12.323.635,55<text:s/></text:p>
          </table:table-cell>
          <table:table-cell office:value-type="float" office:value="623812.36" table:style-name="ce23">
            <text:p><text:s/>623.812,36<text:s/></text:p>
          </table:table-cell>
          <table:table-cell office:value-type="float" office:value="43329324.890000001" table:style-name="ce23">
            <text:p><text:s/>43.329.324,89<text:s/></text:p>
          </table:table-cell>
          <table:table-cell office:value-type="float" office:value="1633808866.75" table:style-name="ce23">
            <text:p><text:s/>1.633.808.866,75<text:s/></text:p>
          </table:table-cell>
          <table:table-cell office:value-type="float" office:value="1506343.16" table:style-name="ce23">
            <text:p><text:s/>1.506.343,16<text:s/></text:p>
          </table:table-cell>
          <table:table-cell office:value-type="float" office:value="1522897.41" table:style-name="ce23">
            <text:p><text:s/>1.522.897,41<text:s/></text:p>
          </table:table-cell>
          <table:table-cell office:value-type="float" office:value="111697.39" table:style-name="ce23">
            <text:p><text:s/>111.697,39<text:s/></text:p>
          </table:table-cell>
          <table:table-cell office:value-type="float" office:value="87568923.140000001" table:style-name="ce23">
            <text:p><text:s/>87.568.923,14<text:s/></text:p>
          </table:table-cell>
          <table:table-cell office:value-type="float" office:value="32229769.449999999" table:style-name="ce23">
            <text:p><text:s/>32.229.769,45<text:s/></text:p>
          </table:table-cell>
          <table:table-cell office:value-type="float" office:value="1796353.1" table:style-name="ce23">
            <text:p><text:s/>1.796.353,10<text:s/></text:p>
          </table:table-cell>
          <table:table-cell office:value-type="float" office:value="3023502843.0100002" table:style-name="ce23">
            <text:p><text:s/>3.023.502.843,01<text:s/></text:p>
          </table:table-cell>
          <table:table-cell office:value-type="float" office:value="507194.8" table:style-name="ce23">
            <text:p><text:s/>507.194,80<text:s/></text:p>
          </table:table-cell>
          <table:table-cell office:value-type="float" office:value="5420304507.9899988" table:style-name="ce24">
            <text:p><text:s/>5.420.304.507,9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588849.22" table:style-name="ce23">
            <text:p><text:s/>588.849,22<text:s/></text:p>
          </table:table-cell>
          <table:table-cell office:value-type="float" office:value="213960.07" table:style-name="ce23">
            <text:p><text:s/>213.960,07<text:s/></text:p>
          </table:table-cell>
          <table:table-cell office:value-type="float" office:value="31288966.530000001" table:style-name="ce23">
            <text:p><text:s/>31.288.966,53<text:s/></text:p>
          </table:table-cell>
          <table:table-cell office:value-type="float" office:value="78325.919999999998" table:style-name="ce23">
            <text:p><text:s/>78.325,92<text:s/></text:p>
          </table:table-cell>
          <table:table-cell office:value-type="float" office:value="12531913.68" table:style-name="ce23">
            <text:p><text:s/>12.531.913,68<text:s/></text:p>
          </table:table-cell>
          <table:table-cell office:value-type="float" office:value="5736771.8099999996" table:style-name="ce23">
            <text:p><text:s/>5.736.771,81<text:s/></text:p>
          </table:table-cell>
          <table:table-cell office:value-type="float" office:value="206610400.59999999" table:style-name="ce23">
            <text:p><text:s/>206.610.400,60<text:s/></text:p>
          </table:table-cell>
          <table:table-cell office:value-type="float" office:value="29077331.120000001" table:style-name="ce23">
            <text:p><text:s/>29.077.331,12<text:s/></text:p>
          </table:table-cell>
          <table:table-cell office:value-type="float" office:value="4450421.6100000003" table:style-name="ce23">
            <text:p><text:s/>4.450.421,61<text:s/></text:p>
          </table:table-cell>
          <table:table-cell office:value-type="float" office:value="7718064.8700000001" table:style-name="ce23">
            <text:p><text:s/>7.718.064,87<text:s/></text:p>
          </table:table-cell>
          <table:table-cell office:value-type="float" office:value="57405124.560000002" table:style-name="ce23">
            <text:p><text:s/>57.405.124,56<text:s/></text:p>
          </table:table-cell>
          <table:table-cell office:value-type="float" office:value="8207646.9400000004" table:style-name="ce23">
            <text:p><text:s/>8.207.646,94<text:s/></text:p>
          </table:table-cell>
          <table:table-cell office:value-type="float" office:value="2665789.7400000002" table:style-name="ce23">
            <text:p><text:s/>2.665.789,74<text:s/></text:p>
          </table:table-cell>
          <table:table-cell office:value-type="float" office:value="3162649.81" table:style-name="ce23">
            <text:p><text:s/>3.162.649,81<text:s/></text:p>
          </table:table-cell>
          <table:table-cell office:value-type="float" office:value="936204.68" table:style-name="ce23">
            <text:p><text:s/>936.204,68<text:s/></text:p>
          </table:table-cell>
          <table:table-cell office:value-type="float" office:value="6989993.8099999996" table:style-name="ce23">
            <text:p><text:s/>6.989.993,81<text:s/></text:p>
          </table:table-cell>
          <table:table-cell office:value-type="float" office:value="522222.16" table:style-name="ce23">
            <text:p><text:s/>522.222,16<text:s/></text:p>
          </table:table-cell>
          <table:table-cell office:value-type="float" office:value="38168231.93" table:style-name="ce23">
            <text:p><text:s/>38.168.231,93<text:s/></text:p>
          </table:table-cell>
          <table:table-cell office:value-type="float" office:value="375245676.18000001" table:style-name="ce23">
            <text:p><text:s/>375.245.676,18<text:s/></text:p>
          </table:table-cell>
          <table:table-cell office:value-type="float" office:value="688841.62" table:style-name="ce23">
            <text:p><text:s/>688.841,62<text:s/></text:p>
          </table:table-cell>
          <table:table-cell office:value-type="float" office:value="823932.23" table:style-name="ce23">
            <text:p><text:s/>823.932,23<text:s/></text:p>
          </table:table-cell>
          <table:table-cell office:value-type="float" office:value="39514.26" table:style-name="ce23">
            <text:p><text:s/>39.514,26<text:s/></text:p>
          </table:table-cell>
          <table:table-cell office:value-type="float" office:value="26167173.210000001" table:style-name="ce23">
            <text:p><text:s/>26.167.173,21<text:s/></text:p>
          </table:table-cell>
          <table:table-cell office:value-type="float" office:value="20563380.059999999" table:style-name="ce23">
            <text:p><text:s/>20.563.380,06<text:s/></text:p>
          </table:table-cell>
          <table:table-cell office:value-type="float" office:value="1219105.75" table:style-name="ce23">
            <text:p><text:s/>1.219.105,75<text:s/></text:p>
          </table:table-cell>
          <table:table-cell office:value-type="float" office:value="1460718298.9300001" table:style-name="ce23">
            <text:p><text:s/>1.460.718.298,93<text:s/></text:p>
          </table:table-cell>
          <table:table-cell office:value-type="float" office:value="1238415.75" table:style-name="ce23">
            <text:p><text:s/>1.238.415,75<text:s/></text:p>
          </table:table-cell>
          <table:table-cell office:value-type="float" office:value="2303057207.0500002" table:style-name="ce24">
            <text:p><text:s/>2.303.057.207,0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950330.39" table:style-name="ce23">
            <text:p><text:s/>950.330,39<text:s/></text:p>
          </table:table-cell>
          <table:table-cell office:value-type="float" office:value="2316827.92" table:style-name="ce23">
            <text:p><text:s/>2.316.827,92<text:s/></text:p>
          </table:table-cell>
          <table:table-cell office:value-type="float" office:value="4750207" table:style-name="ce23">
            <text:p><text:s/>4.750.207,00<text:s/></text:p>
          </table:table-cell>
          <table:table-cell office:value-type="float" office:value="272309.40000000002" table:style-name="ce23">
            <text:p><text:s/>272.309,40<text:s/></text:p>
          </table:table-cell>
          <table:table-cell office:value-type="float" office:value="10557024.24" table:style-name="ce23">
            <text:p><text:s/>10.557.024,24<text:s/></text:p>
          </table:table-cell>
          <table:table-cell office:value-type="float" office:value="7902195.919999999" table:style-name="ce23">
            <text:p><text:s/>7.902.195,92<text:s/></text:p>
          </table:table-cell>
          <table:table-cell office:value-type="float" office:value="125114697.23000002" table:style-name="ce23">
            <text:p><text:s/>125.114.697,23<text:s/></text:p>
          </table:table-cell>
          <table:table-cell office:value-type="float" office:value="18437736.84" table:style-name="ce23">
            <text:p><text:s/>18.437.736,84<text:s/></text:p>
          </table:table-cell>
          <table:table-cell office:value-type="float" office:value="6393557.5800000001" table:style-name="ce23">
            <text:p><text:s/>6.393.557,58<text:s/></text:p>
          </table:table-cell>
          <table:table-cell office:value-type="float" office:value="2209624.04" table:style-name="ce23">
            <text:p><text:s/>2.209.624,04<text:s/></text:p>
          </table:table-cell>
          <table:table-cell office:value-type="float" office:value="29537152.960000001" table:style-name="ce23">
            <text:p><text:s/>29.537.152,96<text:s/></text:p>
          </table:table-cell>
          <table:table-cell office:value-type="float" office:value="2013494.3699999999" table:style-name="ce23">
            <text:p><text:s/>2.013.494,37<text:s/></text:p>
          </table:table-cell>
          <table:table-cell office:value-type="float" office:value="3670434.98" table:style-name="ce23">
            <text:p><text:s/>3.670.434,98<text:s/></text:p>
          </table:table-cell>
          <table:table-cell office:value-type="float" office:value="4094874.5" table:style-name="ce23">
            <text:p><text:s/>4.094.874,50<text:s/></text:p>
          </table:table-cell>
          <table:table-cell office:value-type="float" office:value="1126461.02" table:style-name="ce23">
            <text:p><text:s/>1.126.461,02<text:s/></text:p>
          </table:table-cell>
          <table:table-cell office:value-type="float" office:value="7954350.9800000004" table:style-name="ce23">
            <text:p><text:s/>7.954.350,98<text:s/></text:p>
          </table:table-cell>
          <table:table-cell office:value-type="float" office:value="1235267.67" table:style-name="ce23">
            <text:p><text:s/>1.235.267,67<text:s/></text:p>
          </table:table-cell>
          <table:table-cell office:value-type="float" office:value="22543006.07" table:style-name="ce23">
            <text:p><text:s/>22.543.006,07<text:s/></text:p>
          </table:table-cell>
          <table:table-cell office:value-type="float" office:value="84520216.400000006" table:style-name="ce23">
            <text:p><text:s/>84.520.216,40<text:s/></text:p>
          </table:table-cell>
          <table:table-cell office:value-type="float" office:value="1823311.8299999998" table:style-name="ce23">
            <text:p><text:s/>1.823.311,83<text:s/></text:p>
          </table:table-cell>
          <table:table-cell office:value-type="float" office:value="1098653.18" table:style-name="ce23">
            <text:p><text:s/>1.098.653,18<text:s/></text:p>
          </table:table-cell>
          <table:table-cell office:value-type="float" office:value="511902.18" table:style-name="ce23">
            <text:p><text:s/>511.902,18<text:s/></text:p>
          </table:table-cell>
          <table:table-cell office:value-type="float" office:value="27904341.370000001" table:style-name="ce23">
            <text:p><text:s/>27.904.341,37<text:s/></text:p>
          </table:table-cell>
          <table:table-cell office:value-type="float" office:value="15987365.91" table:style-name="ce23">
            <text:p><text:s/>15.987.365,91<text:s/></text:p>
          </table:table-cell>
          <table:table-cell office:value-type="float" office:value="2001394.55" table:style-name="ce23">
            <text:p><text:s/>2.001.394,55<text:s/></text:p>
          </table:table-cell>
          <table:table-cell office:value-type="float" office:value="412073888.54999995" table:style-name="ce23">
            <text:p><text:s/>412.073.888,55<text:s/></text:p>
          </table:table-cell>
          <table:table-cell office:value-type="float" office:value="721295.08" table:style-name="ce23">
            <text:p><text:s/>721.295,08<text:s/></text:p>
          </table:table-cell>
          <table:table-cell office:value-type="float" office:value="797721922.15999997" table:style-name="ce24">
            <text:p><text:s/>797.721.922,1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951.69" table:style-name="ce23">
            <text:p><text:s/>3.951,69<text:s/></text:p>
          </table:table-cell>
          <table:table-cell office:value-type="float" office:value="49613.37" table:style-name="ce23">
            <text:p><text:s/>49.613,37<text:s/></text:p>
          </table:table-cell>
          <table:table-cell office:value-type="float" office:value="3215392.06" table:style-name="ce23">
            <text:p><text:s/>3.215.392,06<text:s/></text:p>
          </table:table-cell>
          <table:table-cell office:value-type="float" office:value="387819.55" table:style-name="ce23">
            <text:p><text:s/>387.819,55<text:s/></text:p>
          </table:table-cell>
          <table:table-cell office:value-type="float" office:value="695903.77" table:style-name="ce23">
            <text:p><text:s/>695.903,77<text:s/></text:p>
          </table:table-cell>
          <table:table-cell office:value-type="float" office:value="602416.51" table:style-name="ce23">
            <text:p><text:s/>602.416,51<text:s/></text:p>
          </table:table-cell>
          <table:table-cell office:value-type="float" office:value="110040669.34999999" table:style-name="ce23">
            <text:p><text:s/>110.040.669,35<text:s/></text:p>
          </table:table-cell>
          <table:table-cell office:value-type="float" office:value="1234897.08" table:style-name="ce23">
            <text:p><text:s/>1.234.897,08<text:s/></text:p>
          </table:table-cell>
          <table:table-cell office:value-type="float" office:value="538074.56999999995" table:style-name="ce23">
            <text:p><text:s/>538.074,57<text:s/></text:p>
          </table:table-cell>
          <table:table-cell office:value-type="float" office:value="86835.35" table:style-name="ce23">
            <text:p><text:s/>86.835,35<text:s/></text:p>
          </table:table-cell>
          <table:table-cell office:value-type="float" office:value="17244635.300000001" table:style-name="ce23">
            <text:p><text:s/>17.244.635,30<text:s/></text:p>
          </table:table-cell>
          <table:table-cell office:value-type="float" office:value="186490.85" table:style-name="ce23">
            <text:p><text:s/>186.490,85<text:s/></text:p>
          </table:table-cell>
          <table:table-cell office:value-type="float" office:value="1745995.1" table:style-name="ce23">
            <text:p><text:s/>1.745.995,10<text:s/></text:p>
          </table:table-cell>
          <table:table-cell office:value-type="float" office:value="2422441.0299999998" table:style-name="ce23">
            <text:p><text:s/>2.422.441,03<text:s/></text:p>
          </table:table-cell>
          <table:table-cell office:value-type="float" office:value="21774.22" table:style-name="ce23">
            <text:p><text:s/>21.774,22<text:s/></text:p>
          </table:table-cell>
          <table:table-cell office:value-type="float" office:value="1346014.85" table:style-name="ce23">
            <text:p><text:s/>1.346.014,85<text:s/></text:p>
          </table:table-cell>
          <table:table-cell office:value-type="float" office:value="122565.08" table:style-name="ce23">
            <text:p><text:s/>122.565,08<text:s/></text:p>
          </table:table-cell>
          <table:table-cell office:value-type="float" office:value="10090042.77" table:style-name="ce23">
            <text:p><text:s/>10.090.042,77<text:s/></text:p>
          </table:table-cell>
          <table:table-cell office:value-type="float" office:value="97718396.739999995" table:style-name="ce23">
            <text:p><text:s/>97.718.396,74<text:s/></text:p>
          </table:table-cell>
          <table:table-cell office:value-type="float" office:value="278440.44" table:style-name="ce23">
            <text:p><text:s/>278.440,44<text:s/></text:p>
          </table:table-cell>
          <table:table-cell office:value-type="float" office:value="599734.99" table:style-name="ce23">
            <text:p><text:s/>599.734,99<text:s/></text:p>
          </table:table-cell>
          <table:table-cell office:value-type="float" office:value="8966.24" table:style-name="ce23">
            <text:p><text:s/>8.966,24<text:s/></text:p>
          </table:table-cell>
          <table:table-cell office:value-type="float" office:value="6552852.0899999999" table:style-name="ce23">
            <text:p><text:s/>6.552.852,09<text:s/></text:p>
          </table:table-cell>
          <table:table-cell office:value-type="float" office:value="541438.56999999995" table:style-name="ce23">
            <text:p><text:s/>541.438,57<text:s/></text:p>
          </table:table-cell>
          <table:table-cell office:value-type="float" office:value="111436.36" table:style-name="ce23">
            <text:p><text:s/>111.436,36<text:s/></text:p>
          </table:table-cell>
          <table:table-cell office:value-type="float" office:value="814412647.70000005" table:style-name="ce23">
            <text:p><text:s/>814.412.647,70<text:s/></text:p>
          </table:table-cell>
          <table:table-cell office:value-type="float" office:value="42260.1" table:style-name="ce23">
            <text:p><text:s/>42.260,10<text:s/></text:p>
          </table:table-cell>
          <table:table-cell office:value-type="float" office:value="1070301705.7300001" table:style-name="ce24">
            <text:p><text:s/>1.070.301.705,7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0804.55" table:style-name="ce23">
            <text:p><text:s/>10.804,55<text:s/></text:p>
          </table:table-cell>
          <table:table-cell office:value-type="float" office:value="96806.53" table:style-name="ce23">
            <text:p><text:s/>96.806,53<text:s/></text:p>
          </table:table-cell>
          <table:table-cell office:value-type="float" office:value="66536.820000000007" table:style-name="ce23">
            <text:p><text:s/>66.536,82<text:s/></text:p>
          </table:table-cell>
          <table:table-cell office:value-type="float" office:value="9771.57" table:style-name="ce23">
            <text:p><text:s/>9.771,57<text:s/></text:p>
          </table:table-cell>
          <table:table-cell office:value-type="float" office:value="852592.58" table:style-name="ce23">
            <text:p><text:s/>852.592,58<text:s/></text:p>
          </table:table-cell>
          <table:table-cell office:value-type="float" office:value="61000.46" table:style-name="ce23">
            <text:p><text:s/>61.000,46<text:s/></text:p>
          </table:table-cell>
          <table:table-cell office:value-type="float" office:value="48893.009999999995" table:style-name="ce23">
            <text:p><text:s/>48.893,01<text:s/></text:p>
          </table:table-cell>
          <table:table-cell office:value-type="float" office:value="81019.929999999993" table:style-name="ce23">
            <text:p><text:s/>81.019,93<text:s/></text:p>
          </table:table-cell>
          <table:table-cell office:value-type="float" office:value="1783726.18" table:style-name="ce23">
            <text:p><text:s/>1.783.726,18<text:s/></text:p>
          </table:table-cell>
          <table:table-cell office:value-type="float" office:value="159573.17000000001" table:style-name="ce23">
            <text:p><text:s/>159.573,17<text:s/></text:p>
          </table:table-cell>
          <table:table-cell office:value-type="float" office:value="2394970.4900000002" table:style-name="ce23">
            <text:p><text:s/>2.394.970,49<text:s/></text:p>
          </table:table-cell>
          <table:table-cell office:value-type="float" office:value="2071864.67" table:style-name="ce23">
            <text:p><text:s/>2.071.864,67<text:s/></text:p>
          </table:table-cell>
          <table:table-cell office:value-type="float" office:value="2894964.31" table:style-name="ce23">
            <text:p><text:s/>2.894.964,31<text:s/></text:p>
          </table:table-cell>
          <table:table-cell office:value-type="float" office:value="389272.35" table:style-name="ce23">
            <text:p><text:s/>389.272,35<text:s/></text:p>
          </table:table-cell>
          <table:table-cell office:value-type="float" office:value="68835.11" table:style-name="ce23">
            <text:p><text:s/>68.835,11<text:s/></text:p>
          </table:table-cell>
          <table:table-cell office:value-type="float" office:value="66590.73" table:style-name="ce23">
            <text:p><text:s/>66.590,73<text:s/></text:p>
          </table:table-cell>
          <table:table-cell office:value-type="float" office:value="262711.53000000003" table:style-name="ce23">
            <text:p><text:s/>262.711,53<text:s/></text:p>
          </table:table-cell>
          <table:table-cell office:value-type="float" office:value="1312278.3500000001" table:style-name="ce23">
            <text:p><text:s/>1.312.278,35<text:s/></text:p>
          </table:table-cell>
          <table:table-cell office:value-type="float" office:value="223453.47" table:style-name="ce23">
            <text:p><text:s/>223.453,47<text:s/></text:p>
          </table:table-cell>
          <table:table-cell office:value-type="float" office:value="36309.32" table:style-name="ce23">
            <text:p><text:s/>36.309,32<text:s/></text:p>
          </table:table-cell>
          <table:table-cell office:value-type="float" office:value="133163.65" table:style-name="ce23">
            <text:p><text:s/>133.163,65<text:s/></text:p>
          </table:table-cell>
          <table:table-cell office:value-type="float" office:value="62262.41" table:style-name="ce23">
            <text:p><text:s/>62.262,41<text:s/></text:p>
          </table:table-cell>
          <table:table-cell office:value-type="float" office:value="1804114.4" table:style-name="ce23">
            <text:p><text:s/>1.804.114,40<text:s/></text:p>
          </table:table-cell>
          <table:table-cell office:value-type="float" office:value="344159.03" table:style-name="ce23">
            <text:p><text:s/>344.159,03<text:s/></text:p>
          </table:table-cell>
          <table:table-cell office:value-type="float" office:value="56246.15" table:style-name="ce23">
            <text:p><text:s/>56.246,15<text:s/></text:p>
          </table:table-cell>
          <table:table-cell office:value-type="float" office:value="2613718.85" table:style-name="ce23">
            <text:p><text:s/>2.613.718,85<text:s/></text:p>
          </table:table-cell>
          <table:table-cell office:value-type="float" office:value="446253.55" table:style-name="ce23">
            <text:p><text:s/>446.253,55<text:s/></text:p>
          </table:table-cell>
          <table:table-cell office:value-type="float" office:value="18351893.170000002" table:style-name="ce24">
            <text:p><text:s/>18.351.893,1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5521307.1600000001" table:style-name="ce23">
            <text:p><text:s/>5.521.307,16<text:s/></text:p>
          </table:table-cell>
          <table:table-cell office:value-type="float" office:value="37426696.329999998" table:style-name="ce23">
            <text:p><text:s/>37.426.696,33<text:s/></text:p>
          </table:table-cell>
          <table:table-cell office:value-type="float" office:value="111384435.16" table:style-name="ce23">
            <text:p><text:s/>111.384.435,16<text:s/></text:p>
          </table:table-cell>
          <table:table-cell office:value-type="float" office:value="3653822.59" table:style-name="ce23">
            <text:p><text:s/>3.653.822,59<text:s/></text:p>
          </table:table-cell>
          <table:table-cell office:value-type="float" office:value="213421792.84999999" table:style-name="ce23">
            <text:p><text:s/>213.421.792,85<text:s/></text:p>
          </table:table-cell>
          <table:table-cell office:value-type="float" office:value="114268439.81" table:style-name="ce23">
            <text:p><text:s/>114.268.439,81<text:s/></text:p>
          </table:table-cell>
          <table:table-cell office:value-type="float" office:value="484600695.19999999" table:style-name="ce23">
            <text:p><text:s/>484.600.695,20<text:s/></text:p>
          </table:table-cell>
          <table:table-cell office:value-type="float" office:value="287635166.52999997" table:style-name="ce23">
            <text:p><text:s/>287.635.166,53<text:s/></text:p>
          </table:table-cell>
          <table:table-cell office:value-type="float" office:value="115813667.47" table:style-name="ce23">
            <text:p><text:s/>115.813.667,47<text:s/></text:p>
          </table:table-cell>
          <table:table-cell office:value-type="float" office:value="118626377.68000001" table:style-name="ce23">
            <text:p><text:s/>118.626.377,68<text:s/></text:p>
          </table:table-cell>
          <table:table-cell office:value-type="float" office:value="478788315.85000002" table:style-name="ce23">
            <text:p><text:s/>478.788.315,85<text:s/></text:p>
          </table:table-cell>
          <table:table-cell office:value-type="float" office:value="44653643.060000002" table:style-name="ce23">
            <text:p><text:s/>44.653.643,06<text:s/></text:p>
          </table:table-cell>
          <table:table-cell office:value-type="float" office:value="81125406.430000007" table:style-name="ce23">
            <text:p><text:s/>81.125.406,43<text:s/></text:p>
          </table:table-cell>
          <table:table-cell office:value-type="float" office:value="90371929.489999995" table:style-name="ce23">
            <text:p><text:s/>90.371.929,49<text:s/></text:p>
          </table:table-cell>
          <table:table-cell office:value-type="float" office:value="29231324.91" table:style-name="ce23">
            <text:p><text:s/>29.231.324,91<text:s/></text:p>
          </table:table-cell>
          <table:table-cell office:value-type="float" office:value="191919605.63" table:style-name="ce23">
            <text:p><text:s/>191.919.605,63<text:s/></text:p>
          </table:table-cell>
          <table:table-cell office:value-type="float" office:value="16401930.93" table:style-name="ce23">
            <text:p><text:s/>16.401.930,93<text:s/></text:p>
          </table:table-cell>
          <table:table-cell office:value-type="float" office:value="620768214.99000001" table:style-name="ce23">
            <text:p><text:s/>620.768.214,99<text:s/></text:p>
          </table:table-cell>
          <table:table-cell office:value-type="float" office:value="827420093.76999998" table:style-name="ce23">
            <text:p><text:s/>827.420.093,77<text:s/></text:p>
          </table:table-cell>
          <table:table-cell office:value-type="float" office:value="29581498.199999999" table:style-name="ce23">
            <text:p><text:s/>29.581.498,20<text:s/></text:p>
          </table:table-cell>
          <table:table-cell office:value-type="float" office:value="19244478.870000001" table:style-name="ce23">
            <text:p><text:s/>19.244.478,87<text:s/></text:p>
          </table:table-cell>
          <table:table-cell office:value-type="float" office:value="6779204.8700000001" table:style-name="ce23">
            <text:p><text:s/>6.779.204,87<text:s/></text:p>
          </table:table-cell>
          <table:table-cell office:value-type="float" office:value="435924091.32999998" table:style-name="ce23">
            <text:p><text:s/>435.924.091,33<text:s/></text:p>
          </table:table-cell>
          <table:table-cell office:value-type="float" office:value="596959629.36000001" table:style-name="ce23">
            <text:p><text:s/>596.959.629,36<text:s/></text:p>
          </table:table-cell>
          <table:table-cell office:value-type="float" office:value="18902758.219999999" table:style-name="ce23">
            <text:p><text:s/>18.902.758,22<text:s/></text:p>
          </table:table-cell>
          <table:table-cell office:value-type="float" office:value="4032630686.0500002" table:style-name="ce23">
            <text:p><text:s/>4.032.630.686,05<text:s/></text:p>
          </table:table-cell>
          <table:table-cell office:value-type="float" office:value="12716325.470000001" table:style-name="ce23">
            <text:p><text:s/>12.716.325,47<text:s/></text:p>
          </table:table-cell>
          <table:table-cell office:value-type="float" office:value="9025771538.2099991" table:style-name="ce24">
            <text:p><text:s/>9.025.771.538,2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1436.07" table:style-name="ce23">
            <text:p><text:s/>11.436,07<text:s/></text:p>
          </table:table-cell>
          <table:table-cell office:value-type="float" office:value="30921.35" table:style-name="ce23">
            <text:p><text:s/>30.921,35<text:s/></text:p>
          </table:table-cell>
          <table:table-cell office:value-type="float" office:value="17038.87" table:style-name="ce23">
            <text:p><text:s/>17.038,87<text:s/></text:p>
          </table:table-cell>
          <table:table-cell office:value-type="float" office:value="5673.26" table:style-name="ce23">
            <text:p><text:s/>5.673,26<text:s/></text:p>
          </table:table-cell>
          <table:table-cell office:value-type="float" office:value="694072.55" table:style-name="ce23">
            <text:p><text:s/>694.072,55<text:s/></text:p>
          </table:table-cell>
          <table:table-cell office:value-type="float" office:value="72150.84" table:style-name="ce23">
            <text:p><text:s/>72.150,84<text:s/></text:p>
          </table:table-cell>
          <table:table-cell office:value-type="float" office:value="211672973.62" table:style-name="ce23">
            <text:p><text:s/>211.672.973,62<text:s/></text:p>
          </table:table-cell>
          <table:table-cell office:value-type="float" office:value="4363064.2" table:style-name="ce23">
            <text:p><text:s/>4.363.064,20<text:s/></text:p>
          </table:table-cell>
          <table:table-cell office:value-type="float" office:value="351389.24" table:style-name="ce23">
            <text:p><text:s/>351.389,24<text:s/></text:p>
          </table:table-cell>
          <table:table-cell office:value-type="float" office:value="14929.56" table:style-name="ce23">
            <text:p><text:s/>14.929,56<text:s/></text:p>
          </table:table-cell>
          <table:table-cell office:value-type="float" office:value="12008700.060000001" table:style-name="ce23">
            <text:p><text:s/>12.008.700,06<text:s/></text:p>
          </table:table-cell>
          <table:table-cell office:value-type="float" office:value="10305.09" table:style-name="ce23">
            <text:p><text:s/>10.305,09<text:s/></text:p>
          </table:table-cell>
          <table:table-cell office:value-type="float" office:value="177147.43" table:style-name="ce23">
            <text:p><text:s/>177.147,43<text:s/></text:p>
          </table:table-cell>
          <table:table-cell office:value-type="float" office:value="7400546.5300000003" table:style-name="ce23">
            <text:p><text:s/>7.400.546,53<text:s/></text:p>
          </table:table-cell>
          <table:table-cell office:value-type="float" office:value="14839.32" table:style-name="ce23">
            <text:p><text:s/>14.839,32<text:s/></text:p>
          </table:table-cell>
          <table:table-cell office:value-type="float" office:value="931981.63" table:style-name="ce23">
            <text:p><text:s/>931.981,63<text:s/></text:p>
          </table:table-cell>
          <table:table-cell office:value-type="float" office:value="36449.89" table:style-name="ce23">
            <text:p><text:s/>36.449,89<text:s/></text:p>
          </table:table-cell>
          <table:table-cell office:value-type="float" office:value="7698972.04" table:style-name="ce23">
            <text:p><text:s/>7.698.972,04<text:s/></text:p>
          </table:table-cell>
          <table:table-cell office:value-type="float" office:value="46764014.909999996" table:style-name="ce23">
            <text:p><text:s/>46.764.014,91<text:s/></text:p>
          </table:table-cell>
          <table:table-cell office:value-type="float" office:value="49533.99" table:style-name="ce23">
            <text:p><text:s/>49.533,99<text:s/></text:p>
          </table:table-cell>
          <table:table-cell office:value-type="float" office:value="219378.02" table:style-name="ce23">
            <text:p><text:s/>219.378,02<text:s/></text:p>
          </table:table-cell>
          <table:table-cell office:value-type="float" office:value="2971.29" table:style-name="ce23">
            <text:p><text:s/>2.971,29<text:s/></text:p>
          </table:table-cell>
          <table:table-cell office:value-type="float" office:value="4274339.67" table:style-name="ce23">
            <text:p><text:s/>4.274.339,67<text:s/></text:p>
          </table:table-cell>
          <table:table-cell office:value-type="float" office:value="778355.92" table:style-name="ce23">
            <text:p><text:s/>778.355,92<text:s/></text:p>
          </table:table-cell>
          <table:table-cell office:value-type="float" office:value="1918843.95" table:style-name="ce23">
            <text:p><text:s/>1.918.843,95<text:s/></text:p>
          </table:table-cell>
          <table:table-cell office:value-type="float" office:value="488893787.83999997" table:style-name="ce23">
            <text:p><text:s/>488.893.787,84<text:s/></text:p>
          </table:table-cell>
          <table:table-cell office:value-type="float" office:value="20317.810000000001" table:style-name="ce23">
            <text:p><text:s/>20.317,81<text:s/></text:p>
          </table:table-cell>
          <table:table-cell office:value-type="float" office:value="788434134.94999993" table:style-name="ce24">
            <text:p><text:s/>788.434.134,9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5509871.0899999999" table:style-name="ce23">
            <text:p><text:s/>5.509.871,09<text:s/></text:p>
          </table:table-cell>
          <table:table-cell office:value-type="float" office:value="37395774.979999997" table:style-name="ce23">
            <text:p><text:s/>37.395.774,98<text:s/></text:p>
          </table:table-cell>
          <table:table-cell office:value-type="float" office:value="111367396.28999999" table:style-name="ce23">
            <text:p><text:s/>111.367.396,29<text:s/></text:p>
          </table:table-cell>
          <table:table-cell office:value-type="float" office:value="3648149.33" table:style-name="ce23">
            <text:p><text:s/>3.648.149,33<text:s/></text:p>
          </table:table-cell>
          <table:table-cell office:value-type="float" office:value="212727720.29999998" table:style-name="ce23">
            <text:p><text:s/>212.727.720,30<text:s/></text:p>
          </table:table-cell>
          <table:table-cell office:value-type="float" office:value="114196288.97000001" table:style-name="ce23">
            <text:p><text:s/>114.196.288,97<text:s/></text:p>
          </table:table-cell>
          <table:table-cell office:value-type="float" office:value="272927721.58000004" table:style-name="ce23">
            <text:p><text:s/>272.927.721,58<text:s/></text:p>
          </table:table-cell>
          <table:table-cell office:value-type="float" office:value="283272102.32999998" table:style-name="ce23">
            <text:p><text:s/>283.272.102,33<text:s/></text:p>
          </table:table-cell>
          <table:table-cell office:value-type="float" office:value="115462278.23" table:style-name="ce23">
            <text:p><text:s/>115.462.278,23<text:s/></text:p>
          </table:table-cell>
          <table:table-cell office:value-type="float" office:value="118611448.11999999" table:style-name="ce23">
            <text:p><text:s/>118.611.448,12<text:s/></text:p>
          </table:table-cell>
          <table:table-cell office:value-type="float" office:value="466779615.79000002" table:style-name="ce23">
            <text:p><text:s/>466.779.615,79<text:s/></text:p>
          </table:table-cell>
          <table:table-cell office:value-type="float" office:value="44643337.969999999" table:style-name="ce23">
            <text:p><text:s/>44.643.337,97<text:s/></text:p>
          </table:table-cell>
          <table:table-cell office:value-type="float" office:value="80948259" table:style-name="ce23">
            <text:p><text:s/>80.948.259,00<text:s/></text:p>
          </table:table-cell>
          <table:table-cell office:value-type="float" office:value="82971382.960000008" table:style-name="ce23">
            <text:p><text:s/>82.971.382,96<text:s/></text:p>
          </table:table-cell>
          <table:table-cell office:value-type="float" office:value="29216485.59" table:style-name="ce23">
            <text:p><text:s/>29.216.485,59<text:s/></text:p>
          </table:table-cell>
          <table:table-cell office:value-type="float" office:value="190987624" table:style-name="ce23">
            <text:p><text:s/>190.987.624,00<text:s/></text:p>
          </table:table-cell>
          <table:table-cell office:value-type="float" office:value="16365481.039999999" table:style-name="ce23">
            <text:p><text:s/>16.365.481,04<text:s/></text:p>
          </table:table-cell>
          <table:table-cell office:value-type="float" office:value="613069242.95000005" table:style-name="ce23">
            <text:p><text:s/>613.069.242,95<text:s/></text:p>
          </table:table-cell>
          <table:table-cell office:value-type="float" office:value="780656078.86000001" table:style-name="ce23">
            <text:p><text:s/>780.656.078,86<text:s/></text:p>
          </table:table-cell>
          <table:table-cell office:value-type="float" office:value="29531964.209999997" table:style-name="ce23">
            <text:p><text:s/>29.531.964,21<text:s/></text:p>
          </table:table-cell>
          <table:table-cell office:value-type="float" office:value="19025100.849999998" table:style-name="ce23">
            <text:p><text:s/>19.025.100,85<text:s/></text:p>
          </table:table-cell>
          <table:table-cell office:value-type="float" office:value="6776233.5800000001" table:style-name="ce23">
            <text:p><text:s/>6.776.233,58<text:s/></text:p>
          </table:table-cell>
          <table:table-cell office:value-type="float" office:value="431649751.66000003" table:style-name="ce23">
            <text:p><text:s/>431.649.751,66<text:s/></text:p>
          </table:table-cell>
          <table:table-cell office:value-type="float" office:value="596181273.43999994" table:style-name="ce23">
            <text:p><text:s/>596.181.273,44<text:s/></text:p>
          </table:table-cell>
          <table:table-cell office:value-type="float" office:value="16983914.27" table:style-name="ce23">
            <text:p><text:s/>16.983.914,27<text:s/></text:p>
          </table:table-cell>
          <table:table-cell office:value-type="float" office:value="3543736898.21" table:style-name="ce23">
            <text:p><text:s/>3.543.736.898,21<text:s/></text:p>
          </table:table-cell>
          <table:table-cell office:value-type="float" office:value="12696007.66" table:style-name="ce23">
            <text:p><text:s/>12.696.007,66<text:s/></text:p>
          </table:table-cell>
          <table:table-cell office:value-type="float" office:value="8237337403.2599993" table:style-name="ce24">
            <text:p><text:s/>8.237.337.403,2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838024.06" table:style-name="ce23">
            <text:p><text:s/>3.838.024,06<text:s/></text:p>
          </table:table-cell>
          <table:table-cell office:value-type="float" office:value="12737676.1" table:style-name="ce23">
            <text:p><text:s/>12.737.676,10<text:s/></text:p>
          </table:table-cell>
          <table:table-cell office:value-type="float" office:value="32413085.739999998" table:style-name="ce23">
            <text:p><text:s/>32.413.085,74<text:s/></text:p>
          </table:table-cell>
          <table:table-cell office:value-type="float" office:value="1650189.49" table:style-name="ce23">
            <text:p><text:s/>1.650.189,49<text:s/></text:p>
          </table:table-cell>
          <table:table-cell office:value-type="float" office:value="58849945.329999998" table:style-name="ce23">
            <text:p><text:s/>58.849.945,33<text:s/></text:p>
          </table:table-cell>
          <table:table-cell office:value-type="float" office:value="33342254.690000001" table:style-name="ce23">
            <text:p><text:s/>33.342.254,69<text:s/></text:p>
          </table:table-cell>
          <table:table-cell office:value-type="float" office:value="333953958.21000004" table:style-name="ce23">
            <text:p><text:s/>333.953.958,21<text:s/></text:p>
          </table:table-cell>
          <table:table-cell office:value-type="float" office:value="78632187.030000001" table:style-name="ce23">
            <text:p><text:s/>78.632.187,03<text:s/></text:p>
          </table:table-cell>
          <table:table-cell office:value-type="float" office:value="51779504.68" table:style-name="ce23">
            <text:p><text:s/>51.779.504,68<text:s/></text:p>
          </table:table-cell>
          <table:table-cell office:value-type="float" office:value="40053260.899999999" table:style-name="ce23">
            <text:p><text:s/>40.053.260,90<text:s/></text:p>
          </table:table-cell>
          <table:table-cell office:value-type="float" office:value="147034087.97" table:style-name="ce23">
            <text:p><text:s/>147.034.087,97<text:s/></text:p>
          </table:table-cell>
          <table:table-cell office:value-type="float" office:value="24862956.300000001" table:style-name="ce23">
            <text:p><text:s/>24.862.956,30<text:s/></text:p>
          </table:table-cell>
          <table:table-cell office:value-type="float" office:value="42334208.130000003" table:style-name="ce23">
            <text:p><text:s/>42.334.208,13<text:s/></text:p>
          </table:table-cell>
          <table:table-cell office:value-type="float" office:value="61696178.030000001" table:style-name="ce23">
            <text:p><text:s/>61.696.178,03<text:s/></text:p>
          </table:table-cell>
          <table:table-cell office:value-type="float" office:value="10524157.9" table:style-name="ce23">
            <text:p><text:s/>10.524.157,90<text:s/></text:p>
          </table:table-cell>
          <table:table-cell office:value-type="float" office:value="51163500.649999999" table:style-name="ce23">
            <text:p><text:s/>51.163.500,65<text:s/></text:p>
          </table:table-cell>
          <table:table-cell office:value-type="float" office:value="6234292.5899999999" table:style-name="ce23">
            <text:p><text:s/>6.234.292,59<text:s/></text:p>
          </table:table-cell>
          <table:table-cell office:value-type="float" office:value="171120005.94" table:style-name="ce23">
            <text:p><text:s/>171.120.005,94<text:s/></text:p>
          </table:table-cell>
          <table:table-cell office:value-type="float" office:value="250372608.12" table:style-name="ce23">
            <text:p><text:s/>250.372.608,12<text:s/></text:p>
          </table:table-cell>
          <table:table-cell office:value-type="float" office:value="10953221.23" table:style-name="ce23">
            <text:p><text:s/>10.953.221,23<text:s/></text:p>
          </table:table-cell>
          <table:table-cell office:value-type="float" office:value="10741516.41" table:style-name="ce23">
            <text:p><text:s/>10.741.516,41<text:s/></text:p>
          </table:table-cell>
          <table:table-cell office:value-type="float" office:value="9411108.6300000008" table:style-name="ce23">
            <text:p><text:s/>9.411.108,63<text:s/></text:p>
          </table:table-cell>
          <table:table-cell office:value-type="float" office:value="120004960.26000001" table:style-name="ce23">
            <text:p><text:s/>120.004.960,26<text:s/></text:p>
          </table:table-cell>
          <table:table-cell office:value-type="float" office:value="150409828.99000001" table:style-name="ce23">
            <text:p><text:s/>150.409.828,99<text:s/></text:p>
          </table:table-cell>
          <table:table-cell office:value-type="float" office:value="8793049.9199999999" table:style-name="ce23">
            <text:p><text:s/>8.793.049,92<text:s/></text:p>
          </table:table-cell>
          <table:table-cell office:value-type="float" office:value="928916008.62" table:style-name="ce23">
            <text:p><text:s/>928.916.008,62<text:s/></text:p>
          </table:table-cell>
          <table:table-cell office:value-type="float" office:value="5633169.9500000002" table:style-name="ce23">
            <text:p><text:s/>5.633.169,95<text:s/></text:p>
          </table:table-cell>
          <table:table-cell office:value-type="float" office:value="2657454945.8699999" table:style-name="ce24">
            <text:p><text:s/>2.657.454.945,8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844.39" table:style-name="ce23">
            <text:p><text:s/>1.844,39<text:s/></text:p>
          </table:table-cell>
          <table:table-cell office:value-type="float" office:value="5150.87" table:style-name="ce23">
            <text:p><text:s/>5.150,87<text:s/></text:p>
          </table:table-cell>
          <table:table-cell office:value-type="float" office:value="2764.91" table:style-name="ce23">
            <text:p><text:s/>2.764,91<text:s/></text:p>
          </table:table-cell>
          <table:table-cell office:value-type="float" office:value="921.91" table:style-name="ce23">
            <text:p><text:s/>921,91<text:s/></text:p>
          </table:table-cell>
          <table:table-cell office:value-type="float" office:value="112466.78" table:style-name="ce23">
            <text:p><text:s/>112.466,78<text:s/></text:p>
          </table:table-cell>
          <table:table-cell office:value-type="float" office:value="16691.080000000002" table:style-name="ce23">
            <text:p><text:s/>16.691,08<text:s/></text:p>
          </table:table-cell>
          <table:table-cell office:value-type="float" office:value="34750222.829999998" table:style-name="ce23">
            <text:p><text:s/>34.750.222,83<text:s/></text:p>
          </table:table-cell>
          <table:table-cell office:value-type="float" office:value="728556" table:style-name="ce23">
            <text:p><text:s/>728.556,00<text:s/></text:p>
          </table:table-cell>
          <table:table-cell office:value-type="float" office:value="54007.01" table:style-name="ce23">
            <text:p><text:s/>54.007,01<text:s/></text:p>
          </table:table-cell>
          <table:table-cell office:value-type="float" office:value="2412.64" table:style-name="ce23">
            <text:p><text:s/>2.412,64<text:s/></text:p>
          </table:table-cell>
          <table:table-cell office:value-type="float" office:value="1954944.58" table:style-name="ce23">
            <text:p><text:s/>1.954.944,58<text:s/></text:p>
          </table:table-cell>
          <table:table-cell office:value-type="float" office:value="1797.83" table:style-name="ce23">
            <text:p><text:s/>1.797,83<text:s/></text:p>
          </table:table-cell>
          <table:table-cell office:value-type="float" office:value="29832.9" table:style-name="ce23">
            <text:p><text:s/>29.832,90<text:s/></text:p>
          </table:table-cell>
          <table:table-cell office:value-type="float" office:value="1208809.52" table:style-name="ce23">
            <text:p><text:s/>1.208.809,52<text:s/></text:p>
          </table:table-cell>
          <table:table-cell office:value-type="float" office:value="2789.8" table:style-name="ce23">
            <text:p><text:s/>2.789,80<text:s/></text:p>
          </table:table-cell>
          <table:table-cell office:value-type="float" office:value="150883.03" table:style-name="ce23">
            <text:p><text:s/>150.883,03<text:s/></text:p>
          </table:table-cell>
          <table:table-cell office:value-type="float" office:value="6068.1" table:style-name="ce23">
            <text:p><text:s/>6.068,10<text:s/></text:p>
          </table:table-cell>
          <table:table-cell office:value-type="float" office:value="1250653.8999999999" table:style-name="ce23">
            <text:p><text:s/>1.250.653,90<text:s/></text:p>
          </table:table-cell>
          <table:table-cell office:value-type="float" office:value="7571870.5800000001" table:style-name="ce23">
            <text:p><text:s/>7.571.870,58<text:s/></text:p>
          </table:table-cell>
          <table:table-cell office:value-type="float" office:value="8018.62" table:style-name="ce23">
            <text:p><text:s/>8.018,62<text:s/></text:p>
          </table:table-cell>
          <table:table-cell office:value-type="float" office:value="35327.81" table:style-name="ce23">
            <text:p><text:s/>35.327,81<text:s/></text:p>
          </table:table-cell>
          <table:table-cell office:value-type="float" office:value="481.35" table:style-name="ce23">
            <text:p><text:s/>481,35<text:s/></text:p>
          </table:table-cell>
          <table:table-cell office:value-type="float" office:value="713252.12" table:style-name="ce23">
            <text:p><text:s/>713.252,12<text:s/></text:p>
          </table:table-cell>
          <table:table-cell office:value-type="float" office:value="141818.74" table:style-name="ce23">
            <text:p><text:s/>141.818,74<text:s/></text:p>
          </table:table-cell>
          <table:table-cell office:value-type="float" office:value="319786.19" table:style-name="ce23">
            <text:p><text:s/>319.786,19<text:s/></text:p>
          </table:table-cell>
          <table:table-cell office:value-type="float" office:value="82287646.840000004" table:style-name="ce23">
            <text:p><text:s/>82.287.646,84<text:s/></text:p>
          </table:table-cell>
          <table:table-cell office:value-type="float" office:value="3463.58" table:style-name="ce23">
            <text:p><text:s/>3.463,58<text:s/></text:p>
          </table:table-cell>
          <table:table-cell office:value-type="float" office:value="131362483.90999998" table:style-name="ce24">
            <text:p><text:s/>131.362.483,9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836179.6699999995" table:style-name="ce23">
            <text:p><text:s/>3.836.179,67<text:s/></text:p>
          </table:table-cell>
          <table:table-cell office:value-type="float" office:value="12732525.23" table:style-name="ce23">
            <text:p><text:s/>12.732.525,23<text:s/></text:p>
          </table:table-cell>
          <table:table-cell office:value-type="float" office:value="32410320.830000002" table:style-name="ce23">
            <text:p><text:s/>32.410.320,83<text:s/></text:p>
          </table:table-cell>
          <table:table-cell office:value-type="float" office:value="1649267.5799999998" table:style-name="ce23">
            <text:p><text:s/>1.649.267,58<text:s/></text:p>
          </table:table-cell>
          <table:table-cell office:value-type="float" office:value="58737478.550000004" table:style-name="ce23">
            <text:p><text:s/>58.737.478,55<text:s/></text:p>
          </table:table-cell>
          <table:table-cell office:value-type="float" office:value="33325563.609999999" table:style-name="ce23">
            <text:p><text:s/>33.325.563,61<text:s/></text:p>
          </table:table-cell>
          <table:table-cell office:value-type="float" office:value="299203735.37999994" table:style-name="ce23">
            <text:p><text:s/>299.203.735,38<text:s/></text:p>
          </table:table-cell>
          <table:table-cell office:value-type="float" office:value="77903631.030000001" table:style-name="ce23">
            <text:p><text:s/>77.903.631,03<text:s/></text:p>
          </table:table-cell>
          <table:table-cell office:value-type="float" office:value="51725497.669999994" table:style-name="ce23">
            <text:p><text:s/>51.725.497,67<text:s/></text:p>
          </table:table-cell>
          <table:table-cell office:value-type="float" office:value="40050848.259999998" table:style-name="ce23">
            <text:p><text:s/>40.050.848,26<text:s/></text:p>
          </table:table-cell>
          <table:table-cell office:value-type="float" office:value="145079143.38999999" table:style-name="ce23">
            <text:p><text:s/>145.079.143,39<text:s/></text:p>
          </table:table-cell>
          <table:table-cell office:value-type="float" office:value="24861158.469999999" table:style-name="ce23">
            <text:p><text:s/>24.861.158,47<text:s/></text:p>
          </table:table-cell>
          <table:table-cell office:value-type="float" office:value="42304375.230000004" table:style-name="ce23">
            <text:p><text:s/>42.304.375,23<text:s/></text:p>
          </table:table-cell>
          <table:table-cell office:value-type="float" office:value="60487368.509999998" table:style-name="ce23">
            <text:p><text:s/>60.487.368,51<text:s/></text:p>
          </table:table-cell>
          <table:table-cell office:value-type="float" office:value="10521368.100000001" table:style-name="ce23">
            <text:p><text:s/>10.521.368,10<text:s/></text:p>
          </table:table-cell>
          <table:table-cell office:value-type="float" office:value="51012617.620000005" table:style-name="ce23">
            <text:p><text:s/>51.012.617,62<text:s/></text:p>
          </table:table-cell>
          <table:table-cell office:value-type="float" office:value="6228224.4900000002" table:style-name="ce23">
            <text:p><text:s/>6.228.224,49<text:s/></text:p>
          </table:table-cell>
          <table:table-cell office:value-type="float" office:value="169869352.04000002" table:style-name="ce23">
            <text:p><text:s/>169.869.352,04<text:s/></text:p>
          </table:table-cell>
          <table:table-cell office:value-type="float" office:value="242800737.53999999" table:style-name="ce23">
            <text:p><text:s/>242.800.737,54<text:s/></text:p>
          </table:table-cell>
          <table:table-cell office:value-type="float" office:value="10945202.609999999" table:style-name="ce23">
            <text:p><text:s/>10.945.202,61<text:s/></text:p>
          </table:table-cell>
          <table:table-cell office:value-type="float" office:value="10706188.6" table:style-name="ce23">
            <text:p><text:s/>10.706.188,60<text:s/></text:p>
          </table:table-cell>
          <table:table-cell office:value-type="float" office:value="9410627.2799999993" table:style-name="ce23">
            <text:p><text:s/>9.410.627,28<text:s/></text:p>
          </table:table-cell>
          <table:table-cell office:value-type="float" office:value="119291708.14" table:style-name="ce23">
            <text:p><text:s/>119.291.708,14<text:s/></text:p>
          </table:table-cell>
          <table:table-cell office:value-type="float" office:value="150268010.25" table:style-name="ce23">
            <text:p><text:s/>150.268.010,25<text:s/></text:p>
          </table:table-cell>
          <table:table-cell office:value-type="float" office:value="8473263.7300000004" table:style-name="ce23">
            <text:p><text:s/>8.473.263,73<text:s/></text:p>
          </table:table-cell>
          <table:table-cell office:value-type="float" office:value="846628361.77999997" table:style-name="ce23">
            <text:p><text:s/>846.628.361,78<text:s/></text:p>
          </table:table-cell>
          <table:table-cell office:value-type="float" office:value="5629706.370000001" table:style-name="ce23">
            <text:p><text:s/>5.629.706,37<text:s/></text:p>
          </table:table-cell>
          <table:table-cell office:value-type="float" office:value="2526092461.96" table:style-name="ce24">
            <text:p><text:s/>2.526.092.461,9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067271.43" table:style-name="ce23">
            <text:p><text:s/>3.067.271,43<text:s/></text:p>
          </table:table-cell>
          <table:table-cell office:value-type="float" office:value="8781389.9800000004" table:style-name="ce23">
            <text:p><text:s/>8.781.389,98<text:s/></text:p>
          </table:table-cell>
          <table:table-cell office:value-type="float" office:value="89354876.400000006" table:style-name="ce23">
            <text:p><text:s/>89.354.876,40<text:s/></text:p>
          </table:table-cell>
          <table:table-cell office:value-type="float" office:value="2144348.25" table:style-name="ce23">
            <text:p><text:s/>2.144.348,25<text:s/></text:p>
          </table:table-cell>
          <table:table-cell office:value-type="float" office:value="77259272.25" table:style-name="ce23">
            <text:p><text:s/>77.259.272,25<text:s/></text:p>
          </table:table-cell>
          <table:table-cell office:value-type="float" office:value="70979787.760000005" table:style-name="ce23">
            <text:p><text:s/>70.979.787,76<text:s/></text:p>
          </table:table-cell>
          <table:table-cell office:value-type="float" office:value="150105493.41999999" table:style-name="ce23">
            <text:p><text:s/>150.105.493,42<text:s/></text:p>
          </table:table-cell>
          <table:table-cell office:value-type="float" office:value="64268106.259999998" table:style-name="ce23">
            <text:p><text:s/>64.268.106,26<text:s/></text:p>
          </table:table-cell>
          <table:table-cell office:value-type="float" office:value="59275703.119999997" table:style-name="ce23">
            <text:p><text:s/>59.275.703,12<text:s/></text:p>
          </table:table-cell>
          <table:table-cell office:value-type="float" office:value="20157393.219999999" table:style-name="ce23">
            <text:p><text:s/>20.157.393,22<text:s/></text:p>
          </table:table-cell>
          <table:table-cell office:value-type="float" office:value="254710517.63999999" table:style-name="ce23">
            <text:p><text:s/>254.710.517,64<text:s/></text:p>
          </table:table-cell>
          <table:table-cell office:value-type="float" office:value="24606338.82" table:style-name="ce23">
            <text:p><text:s/>24.606.338,82<text:s/></text:p>
          </table:table-cell>
          <table:table-cell office:value-type="float" office:value="37120782.5" table:style-name="ce23">
            <text:p><text:s/>37.120.782,50<text:s/></text:p>
          </table:table-cell>
          <table:table-cell office:value-type="float" office:value="44662999.880000003" table:style-name="ce23">
            <text:p><text:s/>44.662.999,88<text:s/></text:p>
          </table:table-cell>
          <table:table-cell office:value-type="float" office:value="17664236.059999999" table:style-name="ce23">
            <text:p><text:s/>17.664.236,06<text:s/></text:p>
          </table:table-cell>
          <table:table-cell office:value-type="float" office:value="60391509.299999997" table:style-name="ce23">
            <text:p><text:s/>60.391.509,30<text:s/></text:p>
          </table:table-cell>
          <table:table-cell office:value-type="float" office:value="11415322.359999999" table:style-name="ce23">
            <text:p><text:s/>11.415.322,36<text:s/></text:p>
          </table:table-cell>
          <table:table-cell office:value-type="float" office:value="197934637.84" table:style-name="ce23">
            <text:p><text:s/>197.934.637,84<text:s/></text:p>
          </table:table-cell>
          <table:table-cell office:value-type="float" office:value="758265601.27999997" table:style-name="ce23">
            <text:p><text:s/>758.265.601,28<text:s/></text:p>
          </table:table-cell>
          <table:table-cell office:value-type="float" office:value="16248796.869999999" table:style-name="ce23">
            <text:p><text:s/>16.248.796,87<text:s/></text:p>
          </table:table-cell>
          <table:table-cell office:value-type="float" office:value="8545856.1099999994" table:style-name="ce23">
            <text:p><text:s/>8.545.856,11<text:s/></text:p>
          </table:table-cell>
          <table:table-cell office:value-type="float" office:value="3824216.75" table:style-name="ce23">
            <text:p><text:s/>3.824.216,75<text:s/></text:p>
          </table:table-cell>
          <table:table-cell office:value-type="float" office:value="200028598.25" table:style-name="ce23">
            <text:p><text:s/>200.028.598,25<text:s/></text:p>
          </table:table-cell>
          <table:table-cell office:value-type="float" office:value="129961341.93000001" table:style-name="ce23">
            <text:p><text:s/>129.961.341,93<text:s/></text:p>
          </table:table-cell>
          <table:table-cell office:value-type="float" office:value="16121952.859999999" table:style-name="ce23">
            <text:p><text:s/>16.121.952,86<text:s/></text:p>
          </table:table-cell>
          <table:table-cell office:value-type="float" office:value="1706654864.77" table:style-name="ce23">
            <text:p><text:s/>1.706.654.864,77<text:s/></text:p>
          </table:table-cell>
          <table:table-cell office:value-type="float" office:value="6736262.0099999998" table:style-name="ce23">
            <text:p><text:s/>6.736.262,01<text:s/></text:p>
          </table:table-cell>
          <table:table-cell office:value-type="float" office:value="4040287477.3200002" table:style-name="ce24">
            <text:p><text:s/>4.040.287.477,3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2945.72" table:style-name="ce23">
            <text:p><text:s/>12.945,72<text:s/></text:p>
          </table:table-cell>
          <table:table-cell office:value-type="float" office:value="154.93" table:style-name="ce23">
            <text:p><text:s/>154,93<text:s/></text:p>
          </table:table-cell>
          <table:table-cell office:value-type="float" office:value="154754.32999999999" table:style-name="ce23">
            <text:p><text:s/>154.754,33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367769.29" table:style-name="ce23">
            <text:p><text:s/>367.769,29<text:s/></text:p>
          </table:table-cell>
          <table:table-cell office:value-type="float" office:value="13286892.35" table:style-name="ce23">
            <text:p><text:s/>13.286.892,35<text:s/></text:p>
          </table:table-cell>
          <table:table-cell office:value-type="float" office:value="24098825.149999999" table:style-name="ce23">
            <text:p><text:s/>24.098.825,15<text:s/></text:p>
          </table:table-cell>
          <table:table-cell office:value-type="float" office:value="5443824.7599999998" table:style-name="ce23">
            <text:p><text:s/>5.443.824,76<text:s/></text:p>
          </table:table-cell>
          <table:table-cell office:value-type="float" office:value="702724.99" table:style-name="ce23">
            <text:p><text:s/>702.724,99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7195604.6500000004" table:style-name="ce23">
            <text:p><text:s/>7.195.604,65<text:s/></text:p>
          </table:table-cell>
          <table:table-cell office:value-type="float" office:value="117644.14" table:style-name="ce23">
            <text:p><text:s/>117.644,14<text:s/></text:p>
          </table:table-cell>
          <table:table-cell office:value-type="float" office:value="377820.41" table:style-name="ce23">
            <text:p><text:s/>377.820,41<text:s/></text:p>
          </table:table-cell>
          <table:table-cell office:value-type="float" office:value="14759085.210000001" table:style-name="ce23">
            <text:p><text:s/>14.759.085,21<text:s/></text:p>
          </table:table-cell>
          <table:table-cell office:value-type="float" office:value="2759.35" table:style-name="ce23">
            <text:p><text:s/>2.759,35<text:s/></text:p>
          </table:table-cell>
          <table:table-cell office:value-type="float" office:value="85565.89" table:style-name="ce23">
            <text:p><text:s/>85.565,89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9612742.3499999996" table:style-name="ce23">
            <text:p><text:s/>9.612.742,35<text:s/></text:p>
          </table:table-cell>
          <table:table-cell office:value-type="float" office:value="164355534.62" table:style-name="ce23">
            <text:p><text:s/>164.355.534,62<text:s/></text:p>
          </table:table-cell>
          <table:table-cell office:value-type="float" office:value="43455.51" table:style-name="ce23">
            <text:p><text:s/>43.455,51<text:s/></text:p>
          </table:table-cell>
          <table:table-cell office:value-type="float" office:value="112581.38" table:style-name="ce23">
            <text:p><text:s/>112.581,38<text:s/></text:p>
          </table:table-cell>
          <table:table-cell office:value-type="float" office:value="1166.3399999999999" table:style-name="ce23">
            <text:p><text:s/>1.166,34<text:s/></text:p>
          </table:table-cell>
          <table:table-cell office:value-type="float" office:value="28429515.780000001" table:style-name="ce23">
            <text:p><text:s/>28.429.515,78<text:s/></text:p>
          </table:table-cell>
          <table:table-cell office:value-type="float" office:value="1071357.04" table:style-name="ce23">
            <text:p><text:s/>1.071.357,04<text:s/></text:p>
          </table:table-cell>
          <table:table-cell office:value-type="float" office:value="2028104.34" table:style-name="ce23">
            <text:p><text:s/>2.028.104,34<text:s/></text:p>
          </table:table-cell>
          <table:table-cell office:value-type="float" office:value="385552100.52999997" table:style-name="ce23">
            <text:p><text:s/>385.552.100,53<text:s/></text:p>
          </table:table-cell>
          <table:table-cell office:value-type="float" office:value="21215.68" table:style-name="ce23">
            <text:p><text:s/>21.215,68<text:s/></text:p>
          </table:table-cell>
          <table:table-cell office:value-type="float" office:value="657834144.73999989" table:style-name="ce24">
            <text:p><text:s/>657.834.144,7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054325.71" table:style-name="ce23">
            <text:p><text:s/>3.054.325,71<text:s/></text:p>
          </table:table-cell>
          <table:table-cell office:value-type="float" office:value="8781235.0499999989" table:style-name="ce23">
            <text:p><text:s/>8.781.235,05<text:s/></text:p>
          </table:table-cell>
          <table:table-cell office:value-type="float" office:value="89200122.070000008" table:style-name="ce23">
            <text:p><text:s/>89.200.122,07<text:s/></text:p>
          </table:table-cell>
          <table:table-cell office:value-type="float" office:value="2144348.25" table:style-name="ce23">
            <text:p><text:s/>2.144.348,25<text:s/></text:p>
          </table:table-cell>
          <table:table-cell office:value-type="float" office:value="76891502.960000008" table:style-name="ce23">
            <text:p><text:s/>76.891.502,96<text:s/></text:p>
          </table:table-cell>
          <table:table-cell office:value-type="float" office:value="57692895.410000004" table:style-name="ce23">
            <text:p><text:s/>57.692.895,41<text:s/></text:p>
          </table:table-cell>
          <table:table-cell office:value-type="float" office:value="126006668.27" table:style-name="ce23">
            <text:p><text:s/>126.006.668,27<text:s/></text:p>
          </table:table-cell>
          <table:table-cell office:value-type="float" office:value="58824281.5" table:style-name="ce23">
            <text:p><text:s/>58.824.281,50<text:s/></text:p>
          </table:table-cell>
          <table:table-cell office:value-type="float" office:value="58572978.129999995" table:style-name="ce23">
            <text:p><text:s/>58.572.978,13<text:s/></text:p>
          </table:table-cell>
          <table:table-cell office:value-type="float" office:value="20157393.219999999" table:style-name="ce23">
            <text:p><text:s/>20.157.393,22<text:s/></text:p>
          </table:table-cell>
          <table:table-cell office:value-type="float" office:value="247514912.99000001" table:style-name="ce23">
            <text:p><text:s/>247.514.912,99<text:s/></text:p>
          </table:table-cell>
          <table:table-cell office:value-type="float" office:value="24488694.68" table:style-name="ce23">
            <text:p><text:s/>24.488.694,68<text:s/></text:p>
          </table:table-cell>
          <table:table-cell office:value-type="float" office:value="36742962.089999996" table:style-name="ce23">
            <text:p><text:s/>36.742.962,09<text:s/></text:p>
          </table:table-cell>
          <table:table-cell office:value-type="float" office:value="29903914.669999998" table:style-name="ce23">
            <text:p><text:s/>29.903.914,67<text:s/></text:p>
          </table:table-cell>
          <table:table-cell office:value-type="float" office:value="17661476.710000001" table:style-name="ce23">
            <text:p><text:s/>17.661.476,71<text:s/></text:p>
          </table:table-cell>
          <table:table-cell office:value-type="float" office:value="60305943.410000004" table:style-name="ce23">
            <text:p><text:s/>60.305.943,41<text:s/></text:p>
          </table:table-cell>
          <table:table-cell office:value-type="float" office:value="11415322.360000001" table:style-name="ce23">
            <text:p><text:s/>11.415.322,36<text:s/></text:p>
          </table:table-cell>
          <table:table-cell office:value-type="float" office:value="188321895.48999998" table:style-name="ce23">
            <text:p><text:s/>188.321.895,49<text:s/></text:p>
          </table:table-cell>
          <table:table-cell office:value-type="float" office:value="593910066.65999997" table:style-name="ce23">
            <text:p><text:s/>593.910.066,66<text:s/></text:p>
          </table:table-cell>
          <table:table-cell office:value-type="float" office:value="16205341.359999999" table:style-name="ce23">
            <text:p><text:s/>16.205.341,36<text:s/></text:p>
          </table:table-cell>
          <table:table-cell office:value-type="float" office:value="8433274.7300000004" table:style-name="ce23">
            <text:p><text:s/>8.433.274,73<text:s/></text:p>
          </table:table-cell>
          <table:table-cell office:value-type="float" office:value="3823050.41" table:style-name="ce23">
            <text:p><text:s/>3.823.050,41<text:s/></text:p>
          </table:table-cell>
          <table:table-cell office:value-type="float" office:value="171599082.47" table:style-name="ce23">
            <text:p><text:s/>171.599.082,47<text:s/></text:p>
          </table:table-cell>
          <table:table-cell office:value-type="float" office:value="128889984.88999999" table:style-name="ce23">
            <text:p><text:s/>128.889.984,89<text:s/></text:p>
          </table:table-cell>
          <table:table-cell office:value-type="float" office:value="14093848.519999998" table:style-name="ce23">
            <text:p><text:s/>14.093.848,52<text:s/></text:p>
          </table:table-cell>
          <table:table-cell office:value-type="float" office:value="1321102764.24" table:style-name="ce23">
            <text:p><text:s/>1.321.102.764,24<text:s/></text:p>
          </table:table-cell>
          <table:table-cell office:value-type="float" office:value="6715046.3300000001" table:style-name="ce23">
            <text:p><text:s/>6.715.046,33<text:s/></text:p>
          </table:table-cell>
          <table:table-cell office:value-type="float" office:value="3382453332.5799999" table:style-name="ce24">
            <text:p><text:s/>3.382.453.332,5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5326.93" table:style-name="ce23">
            <text:p><text:s/>5.326,93<text:s/></text:p>
          </table:table-cell>
          <table:table-cell office:value-type="float" office:value="705002.4" table:style-name="ce23">
            <text:p><text:s/>705.002,40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4000.89" table:style-name="ce23">
            <text:p><text:s/>4.000,89<text:s/></text:p>
          </table:table-cell>
          <table:table-cell office:value-type="float" office:value="632405.27" table:style-name="ce23">
            <text:p><text:s/>632.405,27<text:s/></text:p>
          </table:table-cell>
          <table:table-cell office:value-type="float" office:value="2753.09" table:style-name="ce23">
            <text:p><text:s/>2.753,09<text:s/></text:p>
          </table:table-cell>
          <table:table-cell office:value-type="float" office:value="95122.08" table:style-name="ce23">
            <text:p><text:s/>95.122,08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3945582.05" table:style-name="ce23">
            <text:p><text:s/>3.945.582,05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265752.81" table:style-name="ce23">
            <text:p><text:s/>265.752,81<text:s/></text:p>
          </table:table-cell>
          <table:table-cell office:value-type="float" office:value="900000" table:style-name="ce23">
            <text:p><text:s/>900.000,00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2069328.1" table:style-name="ce23">
            <text:p><text:s/>2.069.328,10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998516.66" table:style-name="ce23">
            <text:p><text:s/>998.516,66<text:s/></text:p>
          </table:table-cell>
          <table:table-cell office:value-type="float" office:value="678271.46" table:style-name="ce23">
            <text:p><text:s/>678.271,46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1702.13" table:style-name="ce23">
            <text:p><text:s/>1.702,13<text:s/></text:p>
          </table:table-cell>
          <table:table-cell office:value-type="float" office:value="72.16" table:style-name="ce23">
            <text:p><text:s/>72,16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7237604.2699999996" table:style-name="ce23">
            <text:p><text:s/>7.237.604,27<text:s/></text:p>
          </table:table-cell>
          <table:table-cell office:value-type="float" office:value="0" table:style-name="ce23">
            <text:p><text:s/>-<text:s text:c="3"/></text:p>
          </table:table-cell>
          <table:table-cell office:value-type="float" office:value="17541440.299999997" table:style-name="ce24">
            <text:p><text:s/>17.541.440,3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229613.2699999996" table:style-name="ce23">
            <text:p><text:s/>8.229.613,27<text:s/></text:p>
          </table:table-cell>
          <table:table-cell office:value-type="float" office:value="26062995.530000001" table:style-name="ce23">
            <text:p><text:s/>26.062.995,53<text:s/></text:p>
          </table:table-cell>
          <table:table-cell office:value-type="float" office:value="19853787.390000001" table:style-name="ce23">
            <text:p><text:s/>19.853.787,39<text:s/></text:p>
          </table:table-cell>
          <table:table-cell office:value-type="float" office:value="24201151.629999999" table:style-name="ce23">
            <text:p><text:s/>24.201.151,63<text:s/></text:p>
          </table:table-cell>
          <table:table-cell office:value-type="float" office:value="70150781.459999993" table:style-name="ce23">
            <text:p><text:s/>70.150.781,46<text:s/></text:p>
          </table:table-cell>
          <table:table-cell office:value-type="float" office:value="52815900.590000004" table:style-name="ce23">
            <text:p><text:s/>52.815.900,59<text:s/></text:p>
          </table:table-cell>
          <table:table-cell office:value-type="float" office:value="1448604794.04" table:style-name="ce23">
            <text:p><text:s/>1.448.604.794,04<text:s/></text:p>
          </table:table-cell>
          <table:table-cell office:value-type="float" office:value="33851800.280000001" table:style-name="ce23">
            <text:p><text:s/>33.851.800,28<text:s/></text:p>
          </table:table-cell>
          <table:table-cell office:value-type="float" office:value="46789268.399999999" table:style-name="ce23">
            <text:p><text:s/>46.789.268,40<text:s/></text:p>
          </table:table-cell>
          <table:table-cell office:value-type="float" office:value="30790743.73" table:style-name="ce23">
            <text:p><text:s/>30.790.743,73<text:s/></text:p>
          </table:table-cell>
          <table:table-cell office:value-type="float" office:value="184007203.05000001" table:style-name="ce23">
            <text:p><text:s/>184.007.203,05<text:s/></text:p>
          </table:table-cell>
          <table:table-cell office:value-type="float" office:value="26393067.77" table:style-name="ce23">
            <text:p><text:s/>26.393.067,77<text:s/></text:p>
          </table:table-cell>
          <table:table-cell office:value-type="float" office:value="27105201.52" table:style-name="ce23">
            <text:p><text:s/>27.105.201,52<text:s/></text:p>
          </table:table-cell>
          <table:table-cell office:value-type="float" office:value="48579289.460000001" table:style-name="ce23">
            <text:p><text:s/>48.579.289,46<text:s/></text:p>
          </table:table-cell>
          <table:table-cell office:value-type="float" office:value="57047860.189999998" table:style-name="ce23">
            <text:p><text:s/>57.047.860,19<text:s/></text:p>
          </table:table-cell>
          <table:table-cell office:value-type="float" office:value="76278632.269999996" table:style-name="ce23">
            <text:p><text:s/>76.278.632,27<text:s/></text:p>
          </table:table-cell>
          <table:table-cell office:value-type="float" office:value="24689608.960000001" table:style-name="ce23">
            <text:p><text:s/>24.689.608,96<text:s/></text:p>
          </table:table-cell>
          <table:table-cell office:value-type="float" office:value="79726878.239999995" table:style-name="ce23">
            <text:p><text:s/>79.726.878,24<text:s/></text:p>
          </table:table-cell>
          <table:table-cell office:value-type="float" office:value="295011204.89999998" table:style-name="ce23">
            <text:p><text:s/>295.011.204,90<text:s/></text:p>
          </table:table-cell>
          <table:table-cell office:value-type="float" office:value="44483149.25" table:style-name="ce23">
            <text:p><text:s/>44.483.149,25<text:s/></text:p>
          </table:table-cell>
          <table:table-cell office:value-type="float" office:value="26241854.960000001" table:style-name="ce23">
            <text:p><text:s/>26.241.854,96<text:s/></text:p>
          </table:table-cell>
          <table:table-cell office:value-type="float" office:value="13549620.18" table:style-name="ce23">
            <text:p><text:s/>13.549.620,18<text:s/></text:p>
          </table:table-cell>
          <table:table-cell office:value-type="float" office:value="142440186.91999999" table:style-name="ce23">
            <text:p><text:s/>142.440.186,92<text:s/></text:p>
          </table:table-cell>
          <table:table-cell office:value-type="float" office:value="60987771.140000001" table:style-name="ce23">
            <text:p><text:s/>60.987.771,14<text:s/></text:p>
          </table:table-cell>
          <table:table-cell office:value-type="float" office:value="20761866.370000001" table:style-name="ce23">
            <text:p><text:s/>20.761.866,37<text:s/></text:p>
          </table:table-cell>
          <table:table-cell office:value-type="float" office:value="165174561.91" table:style-name="ce23">
            <text:p><text:s/>165.174.561,91<text:s/></text:p>
          </table:table-cell>
          <table:table-cell office:value-type="float" office:value="11895500.210000001" table:style-name="ce23">
            <text:p><text:s/>11.895.500,21<text:s/></text:p>
          </table:table-cell>
          <table:table-cell office:value-type="float" office:value="3065724293.6199994" table:style-name="ce24">
            <text:p><text:s/>3.065.724.293,6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0135856.32" table:style-name="ce23">
            <text:p><text:s/>10.135.856,32<text:s/></text:p>
          </table:table-cell>
          <table:table-cell office:value-type="float" office:value="1240360.53" table:style-name="ce23">
            <text:p><text:s/>1.240.360,53<text:s/></text:p>
          </table:table-cell>
          <table:table-cell office:value-type="float" office:value="7394694.7700000005" table:style-name="ce23">
            <text:p><text:s/>7.394.694,77<text:s/></text:p>
          </table:table-cell>
          <table:table-cell office:value-type="float" office:value="135137.12" table:style-name="ce23">
            <text:p><text:s/>135.137,12<text:s/></text:p>
          </table:table-cell>
          <table:table-cell office:value-type="float" office:value="50313072.960000001" table:style-name="ce23">
            <text:p><text:s/>50.313.072,96<text:s/></text:p>
          </table:table-cell>
          <table:table-cell office:value-type="float" office:value="466757.11999999918" table:style-name="ce23">
            <text:p><text:s/>466.757,12<text:s/></text:p>
          </table:table-cell>
          <table:table-cell office:value-type="float" office:value="434121991.83999997" table:style-name="ce23">
            <text:p><text:s/>434.121.991,84<text:s/></text:p>
          </table:table-cell>
          <table:table-cell office:value-type="float" office:value="-77074825.810000002" table:style-name="ce23">
            <text:p>-77.074.825,81<text:s/></text:p>
          </table:table-cell>
          <table:table-cell office:value-type="float" office:value="3212032.75" table:style-name="ce23">
            <text:p><text:s/>3.212.032,75<text:s/></text:p>
          </table:table-cell>
          <table:table-cell office:value-type="float" office:value="1792030.62" table:style-name="ce23">
            <text:p><text:s/>1.792.030,62<text:s/></text:p>
          </table:table-cell>
          <table:table-cell office:value-type="float" office:value="-12158575.360000003" table:style-name="ce23">
            <text:p>-12.158.575,36<text:s/></text:p>
          </table:table-cell>
          <table:table-cell office:value-type="float" office:value="3290139.0900000003" table:style-name="ce23">
            <text:p><text:s/>3.290.139,09<text:s/></text:p>
          </table:table-cell>
          <table:table-cell office:value-type="float" office:value="-731682.36999999965" table:style-name="ce23">
            <text:p>-731.682,37<text:s/></text:p>
          </table:table-cell>
          <table:table-cell office:value-type="float" office:value="-465324.34000000008" table:style-name="ce23">
            <text:p>-465.324,34<text:s/></text:p>
          </table:table-cell>
          <table:table-cell office:value-type="float" office:value="910919.83" table:style-name="ce23">
            <text:p><text:s/>910.919,83<text:s/></text:p>
          </table:table-cell>
          <table:table-cell office:value-type="float" office:value="8076158" table:style-name="ce23">
            <text:p><text:s/>8.076.158,00<text:s/></text:p>
          </table:table-cell>
          <table:table-cell office:value-type="float" office:value="803109.03" table:style-name="ce23">
            <text:p><text:s/>803.109,03<text:s/></text:p>
          </table:table-cell>
          <table:table-cell office:value-type="float" office:value="17710811.940000001" table:style-name="ce23">
            <text:p><text:s/>17.710.811,94<text:s/></text:p>
          </table:table-cell>
          <table:table-cell office:value-type="float" office:value="373381980.25999999" table:style-name="ce23">
            <text:p><text:s/>373.381.980,26<text:s/></text:p>
          </table:table-cell>
          <table:table-cell office:value-type="float" office:value="1250829.47" table:style-name="ce23">
            <text:p><text:s/>1.250.829,47<text:s/></text:p>
          </table:table-cell>
          <table:table-cell office:value-type="float" office:value="610180.96" table:style-name="ce23">
            <text:p><text:s/>610.180,96<text:s/></text:p>
          </table:table-cell>
          <table:table-cell office:value-type="float" office:value="166509.78999999998" table:style-name="ce23">
            <text:p><text:s/>166.509,79<text:s/></text:p>
          </table:table-cell>
          <table:table-cell office:value-type="float" office:value="34390777.269999996" table:style-name="ce23">
            <text:p><text:s/>34.390.777,27<text:s/></text:p>
          </table:table-cell>
          <table:table-cell office:value-type="float" office:value="25860410.139999997" table:style-name="ce23">
            <text:p><text:s/>25.860.410,14<text:s/></text:p>
          </table:table-cell>
          <table:table-cell office:value-type="float" office:value="872875.94" table:style-name="ce23">
            <text:p><text:s/>872.875,94<text:s/></text:p>
          </table:table-cell>
          <table:table-cell office:value-type="float" office:value="337112280.59999996" table:style-name="ce23">
            <text:p><text:s/>337.112.280,60<text:s/></text:p>
          </table:table-cell>
          <table:table-cell office:value-type="float" office:value="871837.4" table:style-name="ce23">
            <text:p><text:s/>871.837,40<text:s/></text:p>
          </table:table-cell>
          <table:table-cell office:value-type="float" office:value="1223690345.8700001" table:style-name="ce24">
            <text:p><text:s/>1.223.690.345,87<text:s/></text:p>
          </table:table-cell>
          <table:table-cell table:number-columns-repeated="16355"/>
        </table:table-row>
        <table:table-row table:style-name="ro8">
          <table:table-cell office:value-type="string" table:style-name="ce15">
            <text:p>SUBTOTAL [A]</text:p>
          </table:table-cell>
          <table:table-cell office:value-type="float" office:value="56404695.850000009" table:style-name="ce25">
            <text:p><text:s/>56.404.695,85<text:s/></text:p>
          </table:table-cell>
          <table:table-cell office:value-type="float" office:value="203934361.59" table:style-name="ce25">
            <text:p><text:s/>203.934.361,59<text:s/></text:p>
          </table:table-cell>
          <table:table-cell office:value-type="float" office:value="612074015" table:style-name="ce25">
            <text:p><text:s/>612.074.015,00<text:s/></text:p>
          </table:table-cell>
          <table:table-cell office:value-type="float" office:value="50483770.310000002" table:style-name="ce25">
            <text:p><text:s/>50.483.770,31<text:s/></text:p>
          </table:table-cell>
          <table:table-cell office:value-type="float" office:value="1124861267.2" table:style-name="ce25">
            <text:p><text:s/>1.124.861.267,20<text:s/></text:p>
          </table:table-cell>
          <table:table-cell office:value-type="float" office:value="752495595.3599999" table:style-name="ce25">
            <text:p><text:s/>752.495.595,36<text:s/></text:p>
          </table:table-cell>
          <table:table-cell office:value-type="float" office:value="7524354506.71" table:style-name="ce25">
            <text:p><text:s/>7.524.354.506,71<text:s/></text:p>
          </table:table-cell>
          <table:table-cell office:value-type="float" office:value="1185369212.8399999" table:style-name="ce25">
            <text:p><text:s/>1.185.369.212,84<text:s/></text:p>
          </table:table-cell>
          <table:table-cell office:value-type="float" office:value="826594222.37" table:style-name="ce25">
            <text:p><text:s/>826.594.222,37<text:s/></text:p>
          </table:table-cell>
          <table:table-cell office:value-type="float" office:value="359322931.23000002" table:style-name="ce25">
            <text:p><text:s/>359.322.931,23<text:s/></text:p>
          </table:table-cell>
          <table:table-cell office:value-type="float" office:value="3609286096.7399998" table:style-name="ce25">
            <text:p><text:s/>3.609.286.096,74<text:s/></text:p>
          </table:table-cell>
          <table:table-cell office:value-type="float" office:value="393847552.79000002" table:style-name="ce25">
            <text:p><text:s/>393.847.552,79<text:s/></text:p>
          </table:table-cell>
          <table:table-cell office:value-type="float" office:value="552425529.88" table:style-name="ce25">
            <text:p><text:s/>552.425.529,88<text:s/></text:p>
          </table:table-cell>
          <table:table-cell office:value-type="float" office:value="499481469.12" table:style-name="ce25">
            <text:p><text:s/>499.481.469,12<text:s/></text:p>
          </table:table-cell>
          <table:table-cell office:value-type="float" office:value="293230559.22999996" table:style-name="ce25">
            <text:p><text:s/>293.230.559,23<text:s/></text:p>
          </table:table-cell>
          <table:table-cell office:value-type="float" office:value="961632306.75999999" table:style-name="ce25">
            <text:p><text:s/>961.632.306,76<text:s/></text:p>
          </table:table-cell>
          <table:table-cell office:value-type="float" office:value="166173961.20999998" table:style-name="ce25">
            <text:p><text:s/>166.173.961,21<text:s/></text:p>
          </table:table-cell>
          <table:table-cell office:value-type="float" office:value="2994867892.1999998" table:style-name="ce25">
            <text:p><text:s/>2.994.867.892,20<text:s/></text:p>
          </table:table-cell>
          <table:table-cell office:value-type="float" office:value="8392790245.5699997" table:style-name="ce25">
            <text:p><text:s/>8.392.790.245,57<text:s/></text:p>
          </table:table-cell>
          <table:table-cell office:value-type="float" office:value="254980333.87000003" table:style-name="ce25">
            <text:p><text:s/>254.980.333,87<text:s/></text:p>
          </table:table-cell>
          <table:table-cell office:value-type="float" office:value="159042663.06999999" table:style-name="ce25">
            <text:p><text:s/>159.042.663,07<text:s/></text:p>
          </table:table-cell>
          <table:table-cell office:value-type="float" office:value="61383166.75" table:style-name="ce25">
            <text:p><text:s/>61.383.166,75<text:s/></text:p>
          </table:table-cell>
          <table:table-cell office:value-type="float" office:value="3032879907.6300001" table:style-name="ce25">
            <text:p><text:s/>3.032.879.907,63<text:s/></text:p>
          </table:table-cell>
          <table:table-cell office:value-type="float" office:value="2580642003.77" table:style-name="ce25">
            <text:p><text:s/>2.580.642.003,77<text:s/></text:p>
          </table:table-cell>
          <table:table-cell office:value-type="float" office:value="186243562.11000001" table:style-name="ce25">
            <text:p><text:s/>186.243.562,11<text:s/></text:p>
          </table:table-cell>
          <table:table-cell office:value-type="float" office:value="25146194326.630001" table:style-name="ce25">
            <text:p><text:s/>25.146.194.326,63<text:s/></text:p>
          </table:table-cell>
          <table:table-cell office:value-type="float" office:value="85208166.460000008" table:style-name="ce25">
            <text:p><text:s/>85.208.166,46<text:s/></text:p>
          </table:table-cell>
          <table:table-cell office:value-type="float" office:value="62066204322.249992" table:style-name="ce26">
            <text:p><text:s/>62.066.204.322,25<text:s/></text:p>
          </table:table-cell>
          <table:table-cell table:number-columns-repeated="16355" table:style-name="ce16"/>
        </table:table-row>
        <table:table-row table:style-name="ro9">
          <table:table-cell office:value-type="string" table:style-name="ce17">
            <text:p>RECEITA PREVIDENCIÁRIA [B]</text:p>
          </table:table-cell>
          <table:table-cell office:value-type="float" office:value="47373404.34098129" table:style-name="ce27">
            <text:p><text:s/>47.373.404,34<text:s/></text:p>
          </table:table-cell>
          <table:table-cell office:value-type="float" office:value="116746904.51231554" table:style-name="ce27">
            <text:p><text:s/>116.746.904,51<text:s/></text:p>
          </table:table-cell>
          <table:table-cell office:value-type="float" office:value="215448681.49526641" table:style-name="ce27">
            <text:p><text:s/>215.448.681,50<text:s/></text:p>
          </table:table-cell>
          <table:table-cell office:value-type="float" office:value="37896926.626347393" table:style-name="ce27">
            <text:p><text:s/>37.896.926,63<text:s/></text:p>
          </table:table-cell>
          <table:table-cell office:value-type="float" office:value="680534223.1514436" table:style-name="ce27">
            <text:p><text:s/>680.534.223,15<text:s/></text:p>
          </table:table-cell>
          <table:table-cell office:value-type="float" office:value="460236693.0649969" table:style-name="ce27">
            <text:p><text:s/>460.236.693,06<text:s/></text:p>
          </table:table-cell>
          <table:table-cell office:value-type="float" office:value="1281617187.4220526" table:style-name="ce27">
            <text:p><text:s/>1.281.617.187,42<text:s/></text:p>
          </table:table-cell>
          <table:table-cell office:value-type="float" office:value="389591954.17611176" table:style-name="ce27">
            <text:p><text:s/>389.591.954,18<text:s/></text:p>
          </table:table-cell>
          <table:table-cell office:value-type="float" office:value="467686156.56730545" table:style-name="ce27">
            <text:p><text:s/>467.686.156,57<text:s/></text:p>
          </table:table-cell>
          <table:table-cell office:value-type="float" office:value="205861809.94190022" table:style-name="ce27">
            <text:p><text:s/>205.861.809,94<text:s/></text:p>
          </table:table-cell>
          <table:table-cell office:value-type="float" office:value="1943459811.4679596" table:style-name="ce27">
            <text:p><text:s/>1.943.459.811,47<text:s/></text:p>
          </table:table-cell>
          <table:table-cell office:value-type="float" office:value="240749698.55106434" table:style-name="ce27">
            <text:p><text:s/>240.749.698,55<text:s/></text:p>
          </table:table-cell>
          <table:table-cell office:value-type="float" office:value="371448226.66722125" table:style-name="ce27">
            <text:p><text:s/>371.448.226,67<text:s/></text:p>
          </table:table-cell>
          <table:table-cell office:value-type="float" office:value="385587182.4041726" table:style-name="ce27">
            <text:p><text:s/>385.587.182,40<text:s/></text:p>
          </table:table-cell>
          <table:table-cell office:value-type="float" office:value="178220674.0394333" table:style-name="ce27">
            <text:p><text:s/>178.220.674,04<text:s/></text:p>
          </table:table-cell>
          <table:table-cell office:value-type="float" office:value="446188082.77873826" table:style-name="ce27">
            <text:p><text:s/>446.188.082,78<text:s/></text:p>
          </table:table-cell>
          <table:table-cell office:value-type="float" office:value="127207659.18634209" table:style-name="ce27">
            <text:p><text:s/>127.207.659,19<text:s/></text:p>
          </table:table-cell>
          <table:table-cell office:value-type="float" office:value="1417922775.3113303" table:style-name="ce27">
            <text:p><text:s/>1.417.922.775,31<text:s/></text:p>
          </table:table-cell>
          <table:table-cell office:value-type="float" office:value="1928295311.0505862" table:style-name="ce27">
            <text:p><text:s/>1.928.295.311,05<text:s/></text:p>
          </table:table-cell>
          <table:table-cell office:value-type="float" office:value="148949149.13468578" table:style-name="ce27">
            <text:p><text:s/>148.949.149,13<text:s/></text:p>
          </table:table-cell>
          <table:table-cell office:value-type="float" office:value="105889275.01818468" table:style-name="ce27">
            <text:p><text:s/>105.889.275,02<text:s/></text:p>
          </table:table-cell>
          <table:table-cell office:value-type="float" office:value="35897634.359834515" table:style-name="ce27">
            <text:p><text:s/>35.897.634,36<text:s/></text:p>
          </table:table-cell>
          <table:table-cell office:value-type="float" office:value="1383973412.1864798" table:style-name="ce27">
            <text:p><text:s/>1.383.973.412,19<text:s/></text:p>
          </table:table-cell>
          <table:table-cell office:value-type="float" office:value="1039238544.7407268" table:style-name="ce27">
            <text:p><text:s/>1.039.238.544,74<text:s/></text:p>
          </table:table-cell>
          <table:table-cell office:value-type="float" office:value="134220236.21811259" table:style-name="ce27">
            <text:p><text:s/>134.220.236,22<text:s/></text:p>
          </table:table-cell>
          <table:table-cell office:value-type="float" office:value="8317780457.0208588" table:style-name="ce27">
            <text:p><text:s/>8.317.780.457,02<text:s/></text:p>
          </table:table-cell>
          <table:table-cell office:value-type="float" office:value="93272964.745545939" table:style-name="ce27">
            <text:p><text:s/>93.272.964,75<text:s/></text:p>
          </table:table-cell>
          <table:table-cell office:value-type="float" office:value="22201295036.179996" table:style-name="ce28">
            <text:p><text:s/>22.201.295.036,18<text:s/></text:p>
          </table:table-cell>
          <table:table-cell table:number-columns-repeated="16355" table:style-name="ce16"/>
        </table:table-row>
        <table:table-row table:style-name="ro10">
          <table:table-cell office:value-type="string" table:style-name="ce15">
            <text:p>ADMINISTRADAS PELA RFB [C]=[A]+[B]</text:p>
          </table:table-cell>
          <table:table-cell office:value-type="float" office:value="103778100.1909813" table:style-name="ce25">
            <text:p><text:s/>103.778.100,19<text:s/></text:p>
          </table:table-cell>
          <table:table-cell office:value-type="float" office:value="320681266.10231555" table:style-name="ce25">
            <text:p><text:s/>320.681.266,10<text:s/></text:p>
          </table:table-cell>
          <table:table-cell office:value-type="float" office:value="827522696.49526644" table:style-name="ce25">
            <text:p><text:s/>827.522.696,50<text:s/></text:p>
          </table:table-cell>
          <table:table-cell office:value-type="float" office:value="88380696.936347395" table:style-name="ce25">
            <text:p><text:s/>88.380.696,94<text:s/></text:p>
          </table:table-cell>
          <table:table-cell office:value-type="float" office:value="1805395490.3514438" table:style-name="ce25">
            <text:p><text:s/>1.805.395.490,35<text:s/></text:p>
          </table:table-cell>
          <table:table-cell office:value-type="float" office:value="1212732288.4249969" table:style-name="ce25">
            <text:p><text:s/>1.212.732.288,43<text:s/></text:p>
          </table:table-cell>
          <table:table-cell office:value-type="float" office:value="8805971694.1320534" table:style-name="ce25">
            <text:p><text:s/>8.805.971.694,13<text:s/></text:p>
          </table:table-cell>
          <table:table-cell office:value-type="float" office:value="1574961167.0161116" table:style-name="ce25">
            <text:p><text:s/>1.574.961.167,02<text:s/></text:p>
          </table:table-cell>
          <table:table-cell office:value-type="float" office:value="1294280378.9373055" table:style-name="ce25">
            <text:p><text:s/>1.294.280.378,94<text:s/></text:p>
          </table:table-cell>
          <table:table-cell office:value-type="float" office:value="565184741.17190027" table:style-name="ce25">
            <text:p><text:s/>565.184.741,17<text:s/></text:p>
          </table:table-cell>
          <table:table-cell office:value-type="float" office:value="5552745908.2079592" table:style-name="ce25">
            <text:p><text:s/>5.552.745.908,21<text:s/></text:p>
          </table:table-cell>
          <table:table-cell office:value-type="float" office:value="634597251.34106433" table:style-name="ce25">
            <text:p><text:s/>634.597.251,34<text:s/></text:p>
          </table:table-cell>
          <table:table-cell office:value-type="float" office:value="923873756.54722118" table:style-name="ce25">
            <text:p><text:s/>923.873.756,55<text:s/></text:p>
          </table:table-cell>
          <table:table-cell office:value-type="float" office:value="885068651.52417254" table:style-name="ce25">
            <text:p><text:s/>885.068.651,52<text:s/></text:p>
          </table:table-cell>
          <table:table-cell office:value-type="float" office:value="471451233.26943326" table:style-name="ce25">
            <text:p><text:s/>471.451.233,27<text:s/></text:p>
          </table:table-cell>
          <table:table-cell office:value-type="float" office:value="1407820389.5387383" table:style-name="ce25">
            <text:p><text:s/>1.407.820.389,54<text:s/></text:p>
          </table:table-cell>
          <table:table-cell office:value-type="float" office:value="293381620.39634204" table:style-name="ce25">
            <text:p><text:s/>293.381.620,40<text:s/></text:p>
          </table:table-cell>
          <table:table-cell office:value-type="float" office:value="4412790667.5113297" table:style-name="ce25">
            <text:p><text:s/>4.412.790.667,51<text:s/></text:p>
          </table:table-cell>
          <table:table-cell office:value-type="float" office:value="10321085556.620586" table:style-name="ce25">
            <text:p><text:s/>10.321.085.556,62<text:s/></text:p>
          </table:table-cell>
          <table:table-cell office:value-type="float" office:value="403929483.00468582" table:style-name="ce25">
            <text:p><text:s/>403.929.483,00<text:s/></text:p>
          </table:table-cell>
          <table:table-cell office:value-type="float" office:value="264931938.08818465" table:style-name="ce25">
            <text:p><text:s/>264.931.938,09<text:s/></text:p>
          </table:table-cell>
          <table:table-cell office:value-type="float" office:value="97280801.109834522" table:style-name="ce25">
            <text:p><text:s/>97.280.801,11<text:s/></text:p>
          </table:table-cell>
          <table:table-cell office:value-type="float" office:value="4416853319.8164797" table:style-name="ce25">
            <text:p><text:s/>4.416.853.319,82<text:s/></text:p>
          </table:table-cell>
          <table:table-cell office:value-type="float" office:value="3619880548.5107269" table:style-name="ce25">
            <text:p><text:s/>3.619.880.548,51<text:s/></text:p>
          </table:table-cell>
          <table:table-cell office:value-type="float" office:value="320463798.3281126" table:style-name="ce25">
            <text:p><text:s/>320.463.798,33<text:s/></text:p>
          </table:table-cell>
          <table:table-cell office:value-type="float" office:value="33463974783.65086" table:style-name="ce25">
            <text:p><text:s/>33.463.974.783,65<text:s/></text:p>
          </table:table-cell>
          <table:table-cell office:value-type="float" office:value="178481131.20554596" table:style-name="ce25">
            <text:p><text:s/>178.481.131,21<text:s/></text:p>
          </table:table-cell>
          <table:table-cell office:value-type="float" office:value="84267499358.429993" table:style-name="ce26">
            <text:p><text:s/>84.267.499.358,43<text:s/></text:p>
          </table:table-cell>
          <table:table-cell table:number-columns-repeated="16355"/>
        </table:table-row>
        <table:table-row table:style-name="ro9">
          <table:table-cell office:value-type="string" table:style-name="ce17">
            <text:p>ADMINISTRADAS POR OUTROS ÓRGÃOS [D]</text:p>
          </table:table-cell>
          <table:table-cell office:value-type="float" office:value="615426.71729621419" table:style-name="ce29">
            <text:p><text:s/>615.426,72<text:s/></text:p>
          </table:table-cell>
          <table:table-cell office:value-type="float" office:value="4387006.9179460192" table:style-name="ce29">
            <text:p><text:s/>4.387.006,92<text:s/></text:p>
          </table:table-cell>
          <table:table-cell office:value-type="float" office:value="2560378.6048924429" table:style-name="ce29">
            <text:p><text:s/>2.560.378,60<text:s/></text:p>
          </table:table-cell>
          <table:table-cell office:value-type="float" office:value="562852.25269283168" table:style-name="ce29">
            <text:p><text:s/>562.852,25<text:s/></text:p>
          </table:table-cell>
          <table:table-cell office:value-type="float" office:value="12619302.970272927" table:style-name="ce29">
            <text:p><text:s/>12.619.302,97<text:s/></text:p>
          </table:table-cell>
          <table:table-cell office:value-type="float" office:value="21792126.605952602" table:style-name="ce29">
            <text:p><text:s/>21.792.126,61<text:s/></text:p>
          </table:table-cell>
          <table:table-cell office:value-type="float" office:value="18388536.270246651" table:style-name="ce29">
            <text:p><text:s/>18.388.536,27<text:s/></text:p>
          </table:table-cell>
          <table:table-cell office:value-type="float" office:value="15127042.883021599" table:style-name="ce29">
            <text:p><text:s/>15.127.042,88<text:s/></text:p>
          </table:table-cell>
          <table:table-cell office:value-type="float" office:value="6208167.045023215" table:style-name="ce29">
            <text:p><text:s/>6.208.167,05<text:s/></text:p>
          </table:table-cell>
          <table:table-cell office:value-type="float" office:value="2726569.0247255" table:style-name="ce29">
            <text:p><text:s/>2.726.569,02<text:s/></text:p>
          </table:table-cell>
          <table:table-cell office:value-type="float" office:value="31814547.021524373" table:style-name="ce29">
            <text:p><text:s/>31.814.547,02<text:s/></text:p>
          </table:table-cell>
          <table:table-cell office:value-type="float" office:value="2476954.1233339384" table:style-name="ce29">
            <text:p><text:s/>2.476.954,12<text:s/></text:p>
          </table:table-cell>
          <table:table-cell office:value-type="float" office:value="3926692.3732075309" table:style-name="ce29">
            <text:p><text:s/>3.926.692,37<text:s/></text:p>
          </table:table-cell>
          <table:table-cell office:value-type="float" office:value="3450609.3960130294" table:style-name="ce29">
            <text:p><text:s/>3.450.609,40<text:s/></text:p>
          </table:table-cell>
          <table:table-cell office:value-type="float" office:value="5493411.4113954976" table:style-name="ce29">
            <text:p><text:s/>5.493.411,41<text:s/></text:p>
          </table:table-cell>
          <table:table-cell office:value-type="float" office:value="39434029.590517275" table:style-name="ce29">
            <text:p><text:s/>39.434.029,59<text:s/></text:p>
          </table:table-cell>
          <table:table-cell office:value-type="float" office:value="2047849.099226068" table:style-name="ce29">
            <text:p><text:s/>2.047.849,10<text:s/></text:p>
          </table:table-cell>
          <table:table-cell office:value-type="float" office:value="25116750.764519375" table:style-name="ce29">
            <text:p><text:s/>25.116.750,76<text:s/></text:p>
          </table:table-cell>
          <table:table-cell office:value-type="float" office:value="1542531613.0459964" table:style-name="ce29">
            <text:p><text:s/>1.542.531.613,05<text:s/></text:p>
          </table:table-cell>
          <table:table-cell office:value-type="float" office:value="7204997.5392611856" table:style-name="ce29">
            <text:p><text:s/>7.204.997,54<text:s/></text:p>
          </table:table-cell>
          <table:table-cell office:value-type="float" office:value="914863.69032268296" table:style-name="ce29">
            <text:p><text:s/>914.863,69<text:s/></text:p>
          </table:table-cell>
          <table:table-cell office:value-type="float" office:value="293897.72804337204" table:style-name="ce29">
            <text:p><text:s/>293.897,73<text:s/></text:p>
          </table:table-cell>
          <table:table-cell office:value-type="float" office:value="26832558.925678656" table:style-name="ce29">
            <text:p><text:s/>26.832.558,93<text:s/></text:p>
          </table:table-cell>
          <table:table-cell office:value-type="float" office:value="34177484.28318987" table:style-name="ce29">
            <text:p><text:s/>34.177.484,28<text:s/></text:p>
          </table:table-cell>
          <table:table-cell office:value-type="float" office:value="4914140.8258973248" table:style-name="ce29">
            <text:p><text:s/>4.914.140,83<text:s/></text:p>
          </table:table-cell>
          <table:table-cell office:value-type="float" office:value="173926789.7360681" table:style-name="ce29">
            <text:p><text:s/>173.926.789,74<text:s/></text:p>
          </table:table-cell>
          <table:table-cell office:value-type="float" office:value="1150939.7537341425" table:style-name="ce29">
            <text:p><text:s/>1.150.939,75<text:s/></text:p>
          </table:table-cell>
          <table:table-cell office:value-type="float" office:value="1990695538.5999987" table:style-name="ce30">
            <text:p><text:s/>1.990.695.538,60<text:s/></text:p>
          </table:table-cell>
          <table:table-cell table:number-columns-repeated="16355"/>
        </table:table-row>
        <table:table-row table:style-name="ro10">
          <table:table-cell office:value-type="string" table:style-name="ce15">
            <text:p>TOTAL GERAL <text:s text:c="2"/>[E]=[C]+[D]</text:p>
          </table:table-cell>
          <table:table-cell office:value-type="float" office:value="104393526.90827751" table:style-name="ce25">
            <text:p><text:s/>104.393.526,91<text:s/></text:p>
          </table:table-cell>
          <table:table-cell office:value-type="float" office:value="325068273.02026159" table:style-name="ce25">
            <text:p><text:s/>325.068.273,02<text:s/></text:p>
          </table:table-cell>
          <table:table-cell office:value-type="float" office:value="830083075.10015893" table:style-name="ce25">
            <text:p><text:s/>830.083.075,10<text:s/></text:p>
          </table:table-cell>
          <table:table-cell office:value-type="float" office:value="88943549.189040229" table:style-name="ce25">
            <text:p><text:s/>88.943.549,19<text:s/></text:p>
          </table:table-cell>
          <table:table-cell office:value-type="float" office:value="1818014793.3217168" table:style-name="ce25">
            <text:p><text:s/>1.818.014.793,32<text:s/></text:p>
          </table:table-cell>
          <table:table-cell office:value-type="float" office:value="1234524415.0309494" table:style-name="ce25">
            <text:p><text:s/>1.234.524.415,03<text:s/></text:p>
          </table:table-cell>
          <table:table-cell office:value-type="float" office:value="8824360230.4022999" table:style-name="ce25">
            <text:p><text:s/>8.824.360.230,40<text:s/></text:p>
          </table:table-cell>
          <table:table-cell office:value-type="float" office:value="1590088209.8991332" table:style-name="ce25">
            <text:p><text:s/>1.590.088.209,90<text:s/></text:p>
          </table:table-cell>
          <table:table-cell office:value-type="float" office:value="1300488545.9823287" table:style-name="ce25">
            <text:p><text:s/>1.300.488.545,98<text:s/></text:p>
          </table:table-cell>
          <table:table-cell office:value-type="float" office:value="567911310.19662583" table:style-name="ce25">
            <text:p><text:s/>567.911.310,20<text:s/></text:p>
          </table:table-cell>
          <table:table-cell office:value-type="float" office:value="5584560455.2294836" table:style-name="ce25">
            <text:p><text:s/>5.584.560.455,23<text:s/></text:p>
          </table:table-cell>
          <table:table-cell office:value-type="float" office:value="637074205.46439826" table:style-name="ce25">
            <text:p><text:s/>637.074.205,46<text:s/></text:p>
          </table:table-cell>
          <table:table-cell office:value-type="float" office:value="927800448.92042875" table:style-name="ce25">
            <text:p><text:s/>927.800.448,92<text:s/></text:p>
          </table:table-cell>
          <table:table-cell office:value-type="float" office:value="888519260.92018557" table:style-name="ce25">
            <text:p><text:s/>888.519.260,92<text:s/></text:p>
          </table:table-cell>
          <table:table-cell office:value-type="float" office:value="476944644.68082875" table:style-name="ce25">
            <text:p><text:s/>476.944.644,68<text:s/></text:p>
          </table:table-cell>
          <table:table-cell office:value-type="float" office:value="1447254419.1292555" table:style-name="ce25">
            <text:p><text:s/>1.447.254.419,13<text:s/></text:p>
          </table:table-cell>
          <table:table-cell office:value-type="float" office:value="295429469.4955681" table:style-name="ce25">
            <text:p><text:s/>295.429.469,50<text:s/></text:p>
          </table:table-cell>
          <table:table-cell office:value-type="float" office:value="4437907418.2758493" table:style-name="ce25">
            <text:p><text:s/>4.437.907.418,28<text:s/></text:p>
          </table:table-cell>
          <table:table-cell office:value-type="float" office:value="11863617169.666582" table:style-name="ce25">
            <text:p><text:s/>11.863.617.169,67<text:s/></text:p>
          </table:table-cell>
          <table:table-cell office:value-type="float" office:value="411134480.54394698" table:style-name="ce25">
            <text:p><text:s/>411.134.480,54<text:s/></text:p>
          </table:table-cell>
          <table:table-cell office:value-type="float" office:value="265846801.77850735" table:style-name="ce25">
            <text:p><text:s/>265.846.801,78<text:s/></text:p>
          </table:table-cell>
          <table:table-cell office:value-type="float" office:value="97574698.837877899" table:style-name="ce25">
            <text:p><text:s/>97.574.698,84<text:s/></text:p>
          </table:table-cell>
          <table:table-cell office:value-type="float" office:value="4443685878.7421579" table:style-name="ce25">
            <text:p><text:s/>4.443.685.878,74<text:s/></text:p>
          </table:table-cell>
          <table:table-cell office:value-type="float" office:value="3654058032.7939167" table:style-name="ce25">
            <text:p><text:s/>3.654.058.032,79<text:s/></text:p>
          </table:table-cell>
          <table:table-cell office:value-type="float" office:value="325377939.15400994" table:style-name="ce25">
            <text:p><text:s/>325.377.939,15<text:s/></text:p>
          </table:table-cell>
          <table:table-cell office:value-type="float" office:value="33637901573.386929" table:style-name="ce25">
            <text:p><text:s/>33.637.901.573,39<text:s/></text:p>
          </table:table-cell>
          <table:table-cell office:value-type="float" office:value="179632070.9592801" table:style-name="ce25">
            <text:p><text:s/>179.632.070,96<text:s/></text:p>
          </table:table-cell>
          <table:table-cell office:value-type="float" office:value="86258194897.029999" table:style-name="ce26">
            <text:p><text:s/>86.258.194.897,03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8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18"/>
          <table:table-cell table:number-columns-repeated="16355"/>
        </table:table-row>
        <table:table-row table:style-name="ro6">
          <table:table-cell table:style-name="ce7"/>
          <table:table-cell table:style-name="ce18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Calibri" svg:font-family="Calibri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5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20-07-13T13:17:55Z</dc:date>
    <meta:print-date>2011-05-12T16:46:54Z</meta:print-date>
    <meta:editing-cycles>43</meta:editing-cycles>
    <meta:editing-duration>PT4521S</meta:editing-duration>
  </office:meta>
</office:document-meta>
</file>